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8539in" svg:y="3.6476in">
            <draw:object draw:notify-on-update-of-ranges="Sheet1.G19:Sheet1.G19 Sheet1.G20:Sheet1.G35 Sheet1.H19:Sheet1.H19 Sheet1.H20:Sheet1.H35 Sheet1.I19:Sheet1.I19 Sheet1.I20:Sheet1.I35 Sheet1.J19:Sheet1.J19 Sheet1.J20:Sheet1.J35 Sheet1.K19:Sheet1.K19 Sheet1.K20:Sheet1.K35 Sheet1.L19:Sheet1.L19 Sheet1.L20:Sheet1.L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795in" svg:y="0in">
            <draw:object draw:notify-on-update-of-ranges="Sheet1.B2:Sheet1.B17 Sheet1.H1:Sheet1.H1 Sheet1.H2:Sheet1.H17 Sheet1.I1:Sheet1.I1 Sheet1.I2:Sheet1.I17 Sheet1.J1:Sheet1.J1 Sheet1.J2:Sheet1.J17 Sheet1.K1:Sheet1.K1 Sheet1.K2:Sheet1.K17 Sheet1.L1:Sheet1.L1 Sheet1.L2:Sheet1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7571in" svg:y="7.3394in">
            <draw:object draw:notify-on-update-of-ranges="Sheet1.G38:Sheet1.G53 Sheet1.H37:Sheet1.H37 Sheet1.H38:Sheet1.H53 Sheet1.I37:Sheet1.I37 Sheet1.I38:Sheet1.I53 Sheet1.J37:Sheet1.J37 Sheet1.J38:Sheet1.J53 Sheet1.K37:Sheet1.K37 Sheet1.K38:Sheet1.K53 Sheet1.L37:Sheet1.L37 Sheet1.L38:Sheet1.L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Time1</text:p>
          </table:table-cell>
          <table:table-cell table:style-name="Default" office:value-type="string" calcext:value-type="string">
            <text:p>Time2</text:p>
          </table:table-cell>
          <table:table-cell table:style-name="Default" office:value-type="string" calcext:value-type="string">
            <text:p>Time3</text:p>
          </table:table-cell>
          <table:table-cell table:style-name="Default"/>
          <table:table-cell office:value-type="string" calcext:value-type="string">
            <text:p>Threads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time" office:time-value="PT21H28M31S" calcext:value-type="time">
            <text:p>21:28:31</text:p>
          </table:table-cell>
          <table:table-cell office:value-type="time" office:time-value="PT18H15M17S" calcext:value-type="time">
            <text:p>18:15:17</text:p>
          </table:table-cell>
          <table:table-cell office:value-type="time" office:time-value="PT18H34M53S" calcext:value-type="time">
            <text:p>18:34: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MIN([.C2:.E2])" office:value-type="time" office:time-value="PT18H15M17S" calcext:value-type="time">
            <text:p>18:15:17</text:p>
          </table:table-cell>
          <table:table-cell table:style-name="ce1" table:formula="of:=MIN([.C18:.E18])" office:value-type="time" office:time-value="PT06H01M13S" calcext:value-type="time">
            <text:p>06:01:13</text:p>
          </table:table-cell>
          <table:table-cell table:style-name="ce1" table:formula="of:=MIN([.C34:.E34])" office:value-type="time" office:time-value="PT14H22M48S" calcext:value-type="time">
            <text:p>14:22:48</text:p>
          </table:table-cell>
          <table:table-cell table:style-name="ce1" table:formula="of:=MIN([.C50:.E50])" office:value-type="time" office:time-value="PT05H33M49S" calcext:value-type="time">
            <text:p>05:33:49</text:p>
          </table:table-cell>
          <table:table-cell table:style-name="ce1" table:formula="of:=MIN([.C66:.E66])" office:value-type="time" office:time-value="PT17H47M21S" calcext:value-type="time">
            <text:p>17:47:21</text:p>
          </table:table-cell>
          <table:table-cell table:style-name="ce1" table:formula="of:=SUM([.H2:.L2])" office:value-type="time" office:time-value="PT62H00M28S" calcext:value-type="time">
            <text:p>14:00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time" office:time-value="PT10H23M52S" calcext:value-type="time">
            <text:p>10:23:52</text:p>
          </table:table-cell>
          <table:table-cell office:value-type="time" office:time-value="PT09H40M41S" calcext:value-type="time">
            <text:p>09:40:41</text:p>
          </table:table-cell>
          <table:table-cell office:value-type="time" office:time-value="PT09H25M45S" calcext:value-type="time">
            <text:p>09:25: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MIN([.C3:.E3])" office:value-type="time" office:time-value="PT09H25M45S" calcext:value-type="time">
            <text:p>09:25:45</text:p>
          </table:table-cell>
          <table:table-cell table:style-name="ce1" table:formula="of:=MIN([.C19:.E19])" office:value-type="time" office:time-value="PT03H11M12S" calcext:value-type="time">
            <text:p>03:11:12</text:p>
          </table:table-cell>
          <table:table-cell table:style-name="ce1" table:formula="of:=MIN([.C35:.E35])" office:value-type="time" office:time-value="PT07H19M50S" calcext:value-type="time">
            <text:p>07:19:50</text:p>
          </table:table-cell>
          <table:table-cell table:style-name="ce1" table:formula="of:=MIN([.C51:.E51])" office:value-type="time" office:time-value="PT02H57M18S" calcext:value-type="time">
            <text:p>02:57:18</text:p>
          </table:table-cell>
          <table:table-cell table:style-name="ce1" table:formula="of:=MIN([.C67:.E67])" office:value-type="time" office:time-value="PT09H45M01S" calcext:value-type="time">
            <text:p>09:45:01</text:p>
          </table:table-cell>
          <table:table-cell table:style-name="ce1" table:formula="of:=SUM([.H3:.L3])" office:value-type="time" office:time-value="PT32H39M06S" calcext:value-type="time">
            <text:p>08:39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52S" calcext:value-type="time">
            <text:p>07:12:52</text:p>
          </table:table-cell>
          <table:table-cell office:value-type="time" office:time-value="PT07H53M36S" calcext:value-type="time">
            <text:p>07:53:36</text:p>
          </table:table-cell>
          <table:table-cell office:value-type="time" office:time-value="PT06H37M20S" calcext:value-type="time">
            <text:p>06:37:2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MIN([.C4:.E4])" office:value-type="time" office:time-value="PT06H37M20S" calcext:value-type="time">
            <text:p>06:37:20</text:p>
          </table:table-cell>
          <table:table-cell table:style-name="ce1" table:formula="of:=MIN([.C20:.E20])" office:value-type="time" office:time-value="PT02H14M02S" calcext:value-type="time">
            <text:p>02:14:02</text:p>
          </table:table-cell>
          <table:table-cell table:style-name="ce1" table:formula="of:=MIN([.C36:.E36])" office:value-type="time" office:time-value="PT04H54M57S" calcext:value-type="time">
            <text:p>04:54:57</text:p>
          </table:table-cell>
          <table:table-cell table:style-name="ce1" table:formula="of:=MIN([.C52:.E52])" office:value-type="time" office:time-value="PT01H55M08S" calcext:value-type="time">
            <text:p>01:55:08</text:p>
          </table:table-cell>
          <table:table-cell table:style-name="ce1" table:formula="of:=MIN([.C68:.E68])" office:value-type="time" office:time-value="PT06H06M52S" calcext:value-type="time">
            <text:p>06:06:52</text:p>
          </table:table-cell>
          <table:table-cell table:style-name="ce1" table:formula="of:=SUM([.H4:.L4])" office:value-type="time" office:time-value="PT21H48M19S" calcext:value-type="time">
            <text:p>21:48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time" office:time-value="PT05H27M48S" calcext:value-type="time">
            <text:p>05:27:48</text:p>
          </table:table-cell>
          <table:table-cell office:value-type="time" office:time-value="PT06H02M03S" calcext:value-type="time">
            <text:p>06:02:03</text:p>
          </table:table-cell>
          <table:table-cell office:value-type="time" office:time-value="PT05H10M00S" calcext:value-type="time">
            <text:p>05:10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MIN([.C5:.E5])" office:value-type="time" office:time-value="PT05H10M00S" calcext:value-type="time">
            <text:p>05:10:00</text:p>
          </table:table-cell>
          <table:table-cell table:style-name="ce1" table:formula="of:=MIN([.C21:.E21])" office:value-type="time" office:time-value="PT01H41M41S" calcext:value-type="time">
            <text:p>01:41:41</text:p>
          </table:table-cell>
          <table:table-cell table:style-name="ce1" table:formula="of:=MIN([.C37:.E37])" office:value-type="time" office:time-value="PT03H46M36S" calcext:value-type="time">
            <text:p>03:46:36</text:p>
          </table:table-cell>
          <table:table-cell table:style-name="ce1" table:formula="of:=MIN([.C53:.E53])" office:value-type="time" office:time-value="PT01H28M27S" calcext:value-type="time">
            <text:p>01:28:27</text:p>
          </table:table-cell>
          <table:table-cell table:style-name="ce1" table:formula="of:=MIN([.C69:.E69])" office:value-type="time" office:time-value="PT04H44M52S" calcext:value-type="time">
            <text:p>04:44:52</text:p>
          </table:table-cell>
          <table:table-cell table:style-name="ce1" table:formula="of:=SUM([.H5:.L5])" office:value-type="time" office:time-value="PT16H51M36S" calcext:value-type="time">
            <text:p>16:51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9S" calcext:value-type="time">
            <text:p>04:36:09</text:p>
          </table:table-cell>
          <table:table-cell office:value-type="time" office:time-value="PT04H33M46S" calcext:value-type="time">
            <text:p>04:33:46</text:p>
          </table:table-cell>
          <table:table-cell office:value-type="time" office:time-value="PT04H10M12S" calcext:value-type="time">
            <text:p>04:10:1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MIN([.C6:.E6])" office:value-type="time" office:time-value="PT04H10M12S" calcext:value-type="time">
            <text:p>04:10:12</text:p>
          </table:table-cell>
          <table:table-cell table:style-name="ce1" table:formula="of:=MIN([.C22:.E22])" office:value-type="time" office:time-value="PT01H23M51S" calcext:value-type="time">
            <text:p>01:23:51</text:p>
          </table:table-cell>
          <table:table-cell table:style-name="ce1" table:formula="of:=MIN([.C38:.E38])" office:value-type="time" office:time-value="PT03H10M39S" calcext:value-type="time">
            <text:p>03:10:39</text:p>
          </table:table-cell>
          <table:table-cell table:style-name="ce1" table:formula="of:=MIN([.C54:.E54])" office:value-type="time" office:time-value="PT01H16M00S" calcext:value-type="time">
            <text:p>01:16:00</text:p>
          </table:table-cell>
          <table:table-cell table:style-name="ce1" table:formula="of:=MIN([.C70:.E70])" office:value-type="time" office:time-value="PT03H57M21S" calcext:value-type="time">
            <text:p>03:57:21</text:p>
          </table:table-cell>
          <table:table-cell table:style-name="ce1" table:formula="of:=SUM([.H6:.L6])" office:value-type="time" office:time-value="PT13H58M03S" calcext:value-type="time">
            <text:p>13:58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time" office:time-value="PT03H35M52S" calcext:value-type="time">
            <text:p>03:35:52</text:p>
          </table:table-cell>
          <table:table-cell office:value-type="time" office:time-value="PT03H44M24S" calcext:value-type="time">
            <text:p>03:44:24</text:p>
          </table:table-cell>
          <table:table-cell office:value-type="time" office:time-value="PT06H25M53S" calcext:value-type="time">
            <text:p>06:25:5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MIN([.C7:.E7])" office:value-type="time" office:time-value="PT03H35M52S" calcext:value-type="time">
            <text:p>03:35:52</text:p>
          </table:table-cell>
          <table:table-cell table:style-name="ce1" table:formula="of:=MIN([.C23:.E23])" office:value-type="time" office:time-value="PT01H10M40S" calcext:value-type="time">
            <text:p>01:10:40</text:p>
          </table:table-cell>
          <table:table-cell table:style-name="ce1" table:formula="of:=MIN([.C39:.E39])" office:value-type="time" office:time-value="PT02H36M10S" calcext:value-type="time">
            <text:p>02:36:10</text:p>
          </table:table-cell>
          <table:table-cell table:style-name="ce1" table:formula="of:=MIN([.C55:.E55])" office:value-type="time" office:time-value="PT01H01M14S" calcext:value-type="time">
            <text:p>01:01:14</text:p>
          </table:table-cell>
          <table:table-cell table:style-name="ce1" table:formula="of:=MIN([.C71:.E71])" office:value-type="time" office:time-value="PT03H16M40S" calcext:value-type="time">
            <text:p>03:16:40</text:p>
          </table:table-cell>
          <table:table-cell table:style-name="ce1" table:formula="of:=SUM([.H7:.L7])" office:value-type="time" office:time-value="PT11H40M36S" calcext:value-type="time">
            <text:p>11:40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time" office:time-value="PT03H15M26S" calcext:value-type="time">
            <text:p>03:15:26</text:p>
          </table:table-cell>
          <table:table-cell office:value-type="time" office:time-value="PT04H39M51S" calcext:value-type="time">
            <text:p>04:39:51</text:p>
          </table:table-cell>
          <table:table-cell office:value-type="time" office:time-value="PT03H14M07S" calcext:value-type="time">
            <text:p>03:14:0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MIN([.C8:.E8])" office:value-type="time" office:time-value="PT03H14M07S" calcext:value-type="time">
            <text:p>03:14:07</text:p>
          </table:table-cell>
          <table:table-cell table:style-name="ce1" table:formula="of:=MIN([.C24:.E24])" office:value-type="time" office:time-value="PT00H59M29.43S" calcext:value-type="time">
            <text:p>00:59:29</text:p>
          </table:table-cell>
          <table:table-cell table:style-name="ce1" table:formula="of:=MIN([.C40:.E40])" office:value-type="time" office:time-value="PT02H24M05S" calcext:value-type="time">
            <text:p>02:24:05</text:p>
          </table:table-cell>
          <table:table-cell table:style-name="ce1" table:formula="of:=MIN([.C56:.E56])" office:value-type="time" office:time-value="PT00H53M45.49S" calcext:value-type="time">
            <text:p>00:53:45</text:p>
          </table:table-cell>
          <table:table-cell table:style-name="ce1" table:formula="of:=MIN([.C72:.E72])" office:value-type="time" office:time-value="PT02H59M57S" calcext:value-type="time">
            <text:p>02:59:57</text:p>
          </table:table-cell>
          <table:table-cell table:style-name="ce1" table:formula="of:=SUM([.H8:.L8])" office:value-type="time" office:time-value="PT10H31M23.92S" calcext:value-type="time">
            <text:p>10:31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time" office:time-value="PT03H09M49S" calcext:value-type="time">
            <text:p>03:09:49</text:p>
          </table:table-cell>
          <table:table-cell office:value-type="time" office:time-value="PT03H16M23S" calcext:value-type="time">
            <text:p>03:16:23</text:p>
          </table:table-cell>
          <table:table-cell office:value-type="time" office:time-value="PT03H09M59S" calcext:value-type="time">
            <text:p>03:09:5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MIN([.C9:.E9])" office:value-type="time" office:time-value="PT03H09M49S" calcext:value-type="time">
            <text:p>03:09:49</text:p>
          </table:table-cell>
          <table:table-cell table:style-name="ce1" table:formula="of:=MIN([.C25:.E25])" office:value-type="time" office:time-value="PT00H53M30.14S" calcext:value-type="time">
            <text:p>00:53:30</text:p>
          </table:table-cell>
          <table:table-cell table:style-name="ce1" table:formula="of:=MIN([.C41:.E41])" office:value-type="time" office:time-value="PT02H05M38S" calcext:value-type="time">
            <text:p>02:05:38</text:p>
          </table:table-cell>
          <table:table-cell table:style-name="ce1" table:formula="of:=MIN([.C57:.E57])" office:value-type="time" office:time-value="PT00H50M56.51S" calcext:value-type="time">
            <text:p>00:50:56</text:p>
          </table:table-cell>
          <table:table-cell table:style-name="ce1" table:formula="of:=MIN([.C73:.E73])" office:value-type="time" office:time-value="PT02H40M48S" calcext:value-type="time">
            <text:p>02:40:48</text:p>
          </table:table-cell>
          <table:table-cell table:style-name="ce1" table:formula="of:=SUM([.H9:.L9])" office:value-type="time" office:time-value="PT09H40M41.65S" calcext:value-type="time">
            <text:p>09:40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time" office:time-value="PT02H58M19S" calcext:value-type="time">
            <text:p>02:58:19</text:p>
          </table:table-cell>
          <table:table-cell office:value-type="time" office:time-value="PT02H37M34S" calcext:value-type="time">
            <text:p>02:37:34</text:p>
          </table:table-cell>
          <table:table-cell office:value-type="time" office:time-value="PT02H42M46S" calcext:value-type="time">
            <text:p>02:42:4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MIN([.C10:.E10])" office:value-type="time" office:time-value="PT02H37M34S" calcext:value-type="time">
            <text:p>02:37:34</text:p>
          </table:table-cell>
          <table:table-cell table:style-name="ce1" table:formula="of:=MIN([.C26:.E26])" office:value-type="time" office:time-value="PT00H50M01.91S" calcext:value-type="time">
            <text:p>00:50:01</text:p>
          </table:table-cell>
          <table:table-cell table:style-name="ce1" table:formula="of:=MIN([.C42:.E42])" office:value-type="time" office:time-value="PT01H59M05S" calcext:value-type="time">
            <text:p>01:59:05</text:p>
          </table:table-cell>
          <table:table-cell table:style-name="ce1" table:formula="of:=MIN([.C58:.E58])" office:value-type="time" office:time-value="PT00H45M20.83S" calcext:value-type="time">
            <text:p>00:45:20</text:p>
          </table:table-cell>
          <table:table-cell table:style-name="ce1" table:formula="of:=MIN([.C74:.E74])" office:value-type="time" office:time-value="PT02H33M06S" calcext:value-type="time">
            <text:p>02:33:06</text:p>
          </table:table-cell>
          <table:table-cell table:style-name="ce1" table:formula="of:=SUM([.H10:.L10])" office:value-type="time" office:time-value="PT08H45M07.74S" calcext:value-type="time">
            <text:p>08:45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time" office:time-value="PT02H30M47S" calcext:value-type="time">
            <text:p>02:30:47</text:p>
          </table:table-cell>
          <table:table-cell office:value-type="time" office:time-value="PT03H02M45S" calcext:value-type="time">
            <text:p>03:02:45</text:p>
          </table:table-cell>
          <table:table-cell office:value-type="time" office:time-value="PT02H50M17S" calcext:value-type="time">
            <text:p>02:50:1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MIN([.C11:.E11])" office:value-type="time" office:time-value="PT02H30M47S" calcext:value-type="time">
            <text:p>02:30:47</text:p>
          </table:table-cell>
          <table:table-cell table:style-name="ce1" table:formula="of:=MIN([.C27:.E27])" office:value-type="time" office:time-value="PT00H47M51.46S" calcext:value-type="time">
            <text:p>00:47:51</text:p>
          </table:table-cell>
          <table:table-cell table:style-name="ce1" table:formula="of:=MIN([.C43:.E43])" office:value-type="time" office:time-value="PT01H50M10S" calcext:value-type="time">
            <text:p>01:50:10</text:p>
          </table:table-cell>
          <table:table-cell table:style-name="ce1" table:formula="of:=MIN([.C59:.E59])" office:value-type="time" office:time-value="PT00H39M03.49S" calcext:value-type="time">
            <text:p>00:39:03</text:p>
          </table:table-cell>
          <table:table-cell table:style-name="ce1" table:formula="of:=MIN([.C75:.E75])" office:value-type="time" office:time-value="PT02H11M27S" calcext:value-type="time">
            <text:p>02:11:27</text:p>
          </table:table-cell>
          <table:table-cell table:style-name="ce1" table:formula="of:=SUM([.H11:.L11])" office:value-type="time" office:time-value="PT07H59M18.95S" calcext:value-type="time">
            <text:p>07:59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time" office:time-value="PT02H14M36S" calcext:value-type="time">
            <text:p>02:14:36</text:p>
          </table:table-cell>
          <table:table-cell office:value-type="time" office:time-value="PT02H17M06S" calcext:value-type="time">
            <text:p>02:17:06</text:p>
          </table:table-cell>
          <table:table-cell office:value-type="time" office:time-value="PT02H15M43S" calcext:value-type="time">
            <text:p>02:15:4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MIN([.C12:.E12])" office:value-type="time" office:time-value="PT02H14M36S" calcext:value-type="time">
            <text:p>02:14:36</text:p>
          </table:table-cell>
          <table:table-cell table:style-name="ce1" table:formula="of:=MIN([.C28:.E28])" office:value-type="time" office:time-value="PT00H43M21.67S" calcext:value-type="time">
            <text:p>00:43:21</text:p>
          </table:table-cell>
          <table:table-cell table:style-name="ce1" table:formula="of:=MIN([.C44:.E44])" office:value-type="time" office:time-value="PT01H42M12S" calcext:value-type="time">
            <text:p>01:42:12</text:p>
          </table:table-cell>
          <table:table-cell table:style-name="ce1" table:formula="of:=MIN([.C60:.E60])" office:value-type="time" office:time-value="PT00H37M08.15S" calcext:value-type="time">
            <text:p>00:37:08</text:p>
          </table:table-cell>
          <table:table-cell table:style-name="ce1" table:formula="of:=MIN([.C76:.E76])" office:value-type="time" office:time-value="PT02H09M20S" calcext:value-type="time">
            <text:p>02:09:20</text:p>
          </table:table-cell>
          <table:table-cell table:style-name="ce1" table:formula="of:=SUM([.H12:.L12])" office:value-type="time" office:time-value="PT07H26M37.82S" calcext:value-type="time">
            <text:p>07:26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2M04S" calcext:value-type="time">
            <text:p>02:52:04</text:p>
          </table:table-cell>
          <table:table-cell office:value-type="time" office:time-value="PT02H08M07S" calcext:value-type="time">
            <text:p>02:08:07</text:p>
          </table:table-cell>
          <table:table-cell office:value-type="time" office:time-value="PT02H14M44S" calcext:value-type="time">
            <text:p>02:14:4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MIN([.C13:.E13])" office:value-type="time" office:time-value="PT02H08M07S" calcext:value-type="time">
            <text:p>02:08:07</text:p>
          </table:table-cell>
          <table:table-cell table:style-name="ce1" table:formula="of:=MIN([.C29:.E29])" office:value-type="time" office:time-value="PT00H42M44.47S" calcext:value-type="time">
            <text:p>00:42:44</text:p>
          </table:table-cell>
          <table:table-cell table:style-name="ce1" table:formula="of:=MIN([.C45:.E45])" office:value-type="time" office:time-value="PT01H44M32S" calcext:value-type="time">
            <text:p>01:44:32</text:p>
          </table:table-cell>
          <table:table-cell table:style-name="ce1" table:formula="of:=MIN([.C61:.E61])" office:value-type="time" office:time-value="PT00H35M47.07S" calcext:value-type="time">
            <text:p>00:35:47</text:p>
          </table:table-cell>
          <table:table-cell table:style-name="ce1" table:formula="of:=MIN([.C77:.E77])" office:value-type="time" office:time-value="PT02H03M11S" calcext:value-type="time">
            <text:p>02:03:11</text:p>
          </table:table-cell>
          <table:table-cell table:style-name="ce1" table:formula="of:=SUM([.H13:.L13])" office:value-type="time" office:time-value="PT07H14M21.54S" calcext:value-type="time">
            <text:p>07:14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time" office:time-value="PT02H41M25S" calcext:value-type="time">
            <text:p>02:41:25</text:p>
          </table:table-cell>
          <table:table-cell office:value-type="time" office:time-value="PT02H25M11S" calcext:value-type="time">
            <text:p>02:25:11</text:p>
          </table:table-cell>
          <table:table-cell office:value-type="time" office:time-value="PT02H23M55S" calcext:value-type="time">
            <text:p>02:23:5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MIN([.C14:.E14])" office:value-type="time" office:time-value="PT02H23M55S" calcext:value-type="time">
            <text:p>02:23:55</text:p>
          </table:table-cell>
          <table:table-cell table:style-name="ce1" table:formula="of:=MIN([.C30:.E30])" office:value-type="time" office:time-value="PT00H40M32.91S" calcext:value-type="time">
            <text:p>00:40:32</text:p>
          </table:table-cell>
          <table:table-cell table:style-name="ce1" table:formula="of:=MIN([.C46:.E46])" office:value-type="time" office:time-value="PT01H46M35S" calcext:value-type="time">
            <text:p>01:46:35</text:p>
          </table:table-cell>
          <table:table-cell table:style-name="ce1" table:formula="of:=MIN([.C62:.E62])" office:value-type="time" office:time-value="PT00H40M43.35S" calcext:value-type="time">
            <text:p>00:40:43</text:p>
          </table:table-cell>
          <table:table-cell table:style-name="ce1" table:formula="of:=MIN([.C78:.E78])" office:value-type="time" office:time-value="PT02H04M01S" calcext:value-type="time">
            <text:p>02:04:01</text:p>
          </table:table-cell>
          <table:table-cell table:style-name="ce1" table:formula="of:=SUM([.H14:.L14])" office:value-type="time" office:time-value="PT07H35M47.26S" calcext:value-type="time">
            <text:p>07:35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time" office:time-value="PT02H27M21S" calcext:value-type="time">
            <text:p>02:27:21</text:p>
          </table:table-cell>
          <table:table-cell office:value-type="time" office:time-value="PT02H23M18S" calcext:value-type="time">
            <text:p>02:23:18</text:p>
          </table:table-cell>
          <table:table-cell office:value-type="time" office:time-value="PT02H22M19S" calcext:value-type="time">
            <text:p>02:22:19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table:formula="of:=MIN([.C15:.E15])" office:value-type="time" office:time-value="PT02H22M19S" calcext:value-type="time">
            <text:p>02:22:19</text:p>
          </table:table-cell>
          <table:table-cell table:style-name="ce1" table:formula="of:=MIN([.C31:.E31])" office:value-type="time" office:time-value="PT00H41M23.18S" calcext:value-type="time">
            <text:p>00:41:23</text:p>
          </table:table-cell>
          <table:table-cell table:style-name="ce1" table:formula="of:=MIN([.C47:.E47])" office:value-type="time" office:time-value="PT01H33M21S" calcext:value-type="time">
            <text:p>01:33:21</text:p>
          </table:table-cell>
          <table:table-cell table:style-name="ce1" table:formula="of:=MIN([.C63:.E63])" office:value-type="time" office:time-value="PT00H35M19.44S" calcext:value-type="time">
            <text:p>00:35:19</text:p>
          </table:table-cell>
          <table:table-cell table:style-name="ce1" table:formula="of:=MIN([.C79:.E79])" office:value-type="time" office:time-value="PT02H01M55S" calcext:value-type="time">
            <text:p>02:01:55</text:p>
          </table:table-cell>
          <table:table-cell table:style-name="ce1" table:formula="of:=SUM([.H15:.L15])" office:value-type="time" office:time-value="PT07H14M17.62S" calcext:value-type="time">
            <text:p>07:14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time" office:time-value="PT02H06M08S" calcext:value-type="time">
            <text:p>02:06:08</text:p>
          </table:table-cell>
          <table:table-cell office:value-type="time" office:time-value="PT02H21M06S" calcext:value-type="time">
            <text:p>02:21:06</text:p>
          </table:table-cell>
          <table:table-cell office:value-type="time" office:time-value="PT02H21M34S" calcext:value-type="time">
            <text:p>02:21:3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MIN([.C16:.E16])" office:value-type="time" office:time-value="PT02H06M08S" calcext:value-type="time">
            <text:p>02:06:08</text:p>
          </table:table-cell>
          <table:table-cell table:style-name="ce1" table:formula="of:=MIN([.C32:.E32])" office:value-type="time" office:time-value="PT00H43M40.82S" calcext:value-type="time">
            <text:p>00:43:40</text:p>
          </table:table-cell>
          <table:table-cell table:style-name="ce1" table:formula="of:=MIN([.C48:.E48])" office:value-type="time" office:time-value="PT01H39M35S" calcext:value-type="time">
            <text:p>01:39:35</text:p>
          </table:table-cell>
          <table:table-cell table:style-name="ce1" table:formula="of:=MIN([.C64:.E64])" office:value-type="time" office:time-value="PT00H34M27.33S" calcext:value-type="time">
            <text:p>00:34:27</text:p>
          </table:table-cell>
          <table:table-cell table:style-name="ce1" table:formula="of:=MIN([.C80:.E80])" office:value-type="time" office:time-value="PT02H07M10S" calcext:value-type="time">
            <text:p>02:07:10</text:p>
          </table:table-cell>
          <table:table-cell table:style-name="ce1" table:formula="of:=SUM([.H16:.L16])" office:value-type="time" office:time-value="PT07H11M01.15S" calcext:value-type="time">
            <text:p>07:11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time" office:time-value="PT02H06M42S" calcext:value-type="time">
            <text:p>02:06:42</text:p>
          </table:table-cell>
          <table:table-cell office:value-type="time" office:time-value="PT02H17M09S" calcext:value-type="time">
            <text:p>02:17:09</text:p>
          </table:table-cell>
          <table:table-cell office:value-type="time" office:time-value="PT02H16M32S" calcext:value-type="time">
            <text:p>02:16:3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MIN([.C17:.E17])" office:value-type="time" office:time-value="PT02H06M42S" calcext:value-type="time">
            <text:p>02:06:42</text:p>
          </table:table-cell>
          <table:table-cell table:style-name="ce1" table:formula="of:=MIN([.C33:.E33])" office:value-type="time" office:time-value="PT00H38M34.99S" calcext:value-type="time">
            <text:p>00:38:34</text:p>
          </table:table-cell>
          <table:table-cell table:style-name="ce1" table:formula="of:=MIN([.C49:.E49])" office:value-type="time" office:time-value="PT01H33M17S" calcext:value-type="time">
            <text:p>01:33:17</text:p>
          </table:table-cell>
          <table:table-cell table:style-name="ce1" table:formula="of:=MIN([.C65:.E65])" office:value-type="time" office:time-value="PT00H34M38.69S" calcext:value-type="time">
            <text:p>00:34:38</text:p>
          </table:table-cell>
          <table:table-cell table:style-name="ce1" table:formula="of:=MIN([.C81:.E81])" office:value-type="time" office:time-value="PT01H51M33S" calcext:value-type="time">
            <text:p>01:51:33</text:p>
          </table:table-cell>
          <table:table-cell table:style-name="ce1" table:formula="of:=SUM([.H17:.L17])" office:value-type="time" office:time-value="PT06H44M45.68S" calcext:value-type="time">
            <text:p>06:44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06H44M03S" calcext:value-type="time">
            <text:p>06:44:03</text:p>
          </table:table-cell>
          <table:table-cell office:value-type="time" office:time-value="PT06H01M13S" calcext:value-type="time">
            <text:p>06:01:13</text:p>
          </table:table-cell>
          <table:table-cell office:value-type="time" office:time-value="PT06H12M54S" calcext:value-type="time">
            <text:p>06:12: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03H11M12S" calcext:value-type="time">
            <text:p>03:11:12</text:p>
          </table:table-cell>
          <table:table-cell office:value-type="time" office:time-value="PT03H14M48S" calcext:value-type="time">
            <text:p>03:14:48</text:p>
          </table:table-cell>
          <table:table-cell office:value-type="time" office:time-value="PT03H14M28S" calcext:value-type="time">
            <text:p>03:14:28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02H14M54S" calcext:value-type="time">
            <text:p>02:14:54</text:p>
          </table:table-cell>
          <table:table-cell office:value-type="time" office:time-value="PT02H14M02S" calcext:value-type="time">
            <text:p>02:14:02</text:p>
          </table:table-cell>
          <table:table-cell office:value-type="time" office:time-value="PT02H15M27S" calcext:value-type="time">
            <text:p>02:15: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$2]/[.H2]" office:value-type="float" office:value="1" calcext:value-type="float">
            <text:p>1</text:p>
          </table:table-cell>
          <table:table-cell table:formula="of:=[.I$2]/[.I2]" office:value-type="float" office:value="1" calcext:value-type="float">
            <text:p>1</text:p>
          </table:table-cell>
          <table:table-cell table:formula="of:=[.J$2]/[.J2]" office:value-type="float" office:value="1" calcext:value-type="float">
            <text:p>1</text:p>
          </table:table-cell>
          <table:table-cell table:formula="of:=[.K$2]/[.K2]" office:value-type="float" office:value="1" calcext:value-type="float">
            <text:p>1</text:p>
          </table:table-cell>
          <table:table-cell table:formula="of:=[.L$2]/[.L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01H47M02S" calcext:value-type="time">
            <text:p>01:47:02</text:p>
          </table:table-cell>
          <table:table-cell office:value-type="time" office:time-value="PT01H41M41S" calcext:value-type="time">
            <text:p>01:41:41</text:p>
          </table:table-cell>
          <table:table-cell office:value-type="time" office:time-value="PT01H58M41S" calcext:value-type="time">
            <text:p>01:58:4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$2]/[.H3]" office:value-type="float" office:value="1.93598468110178" calcext:value-type="float">
            <text:p>1.93598468110178</text:p>
          </table:table-cell>
          <table:table-cell table:formula="of:=[.I$2]/[.I3]" office:value-type="float" office:value="1.88920850767085" calcext:value-type="float">
            <text:p>1.88920850767085</text:p>
          </table:table-cell>
          <table:table-cell table:formula="of:=[.J$2]/[.J3]" office:value-type="float" office:value="1.96165214096249" calcext:value-type="float">
            <text:p>1.96165214096249</text:p>
          </table:table-cell>
          <table:table-cell table:formula="of:=[.K$2]/[.K3]" office:value-type="float" office:value="1.8827787178041" calcext:value-type="float">
            <text:p>1.8827787178041</text:p>
          </table:table-cell>
          <table:table-cell table:formula="of:=[.L$2]/[.L3]" office:value-type="float" office:value="1.82447793510156" calcext:value-type="float">
            <text:p>1.824477935101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1H30M24S" calcext:value-type="time">
            <text:p>01:30:24</text:p>
          </table:table-cell>
          <table:table-cell office:value-type="time" office:time-value="PT01H53M24S" calcext:value-type="time">
            <text:p>01:53:24</text:p>
          </table:table-cell>
          <table:table-cell office:value-type="time" office:time-value="PT01H23M51S" calcext:value-type="time">
            <text:p>01:23:5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$2]/[.H4]" office:value-type="float" office:value="2.7565855704698" calcext:value-type="float">
            <text:p>2.7565855704698</text:p>
          </table:table-cell>
          <table:table-cell table:formula="of:=[.I$2]/[.I4]" office:value-type="float" office:value="2.69497637403631" calcext:value-type="float">
            <text:p>2.69497637403631</text:p>
          </table:table-cell>
          <table:table-cell table:formula="of:=[.J$2]/[.J4]" office:value-type="float" office:value="2.92524156636718" calcext:value-type="float">
            <text:p>2.92524156636718</text:p>
          </table:table-cell>
          <table:table-cell table:formula="of:=[.K$2]/[.K4]" office:value-type="float" office:value="2.89939200926462" calcext:value-type="float">
            <text:p>2.89939200926462</text:p>
          </table:table-cell>
          <table:table-cell table:formula="of:=[.L$2]/[.L4]" office:value-type="float" office:value="2.90936761766309" calcext:value-type="float">
            <text:p>2.909367617663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20S" calcext:value-type="time">
            <text:p>01:12:20</text:p>
          </table:table-cell>
          <table:table-cell office:value-type="time" office:time-value="PT01H10M42S" calcext:value-type="time">
            <text:p>01:10:42</text:p>
          </table:table-cell>
          <table:table-cell office:value-type="time" office:time-value="PT01H10M40S" calcext:value-type="time">
            <text:p>01:10: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$2]/[.H5]" office:value-type="float" office:value="3.53317204301075" calcext:value-type="float">
            <text:p>3.53317204301075</text:p>
          </table:table-cell>
          <table:table-cell table:formula="of:=[.I$2]/[.I5]" office:value-type="float" office:value="3.5523684641862" calcext:value-type="float">
            <text:p>3.5523684641862</text:p>
          </table:table-cell>
          <table:table-cell table:formula="of:=[.J$2]/[.J5]" office:value-type="float" office:value="3.80759046778464" calcext:value-type="float">
            <text:p>3.80759046778464</text:p>
          </table:table-cell>
          <table:table-cell table:formula="of:=[.K$2]/[.K5]" office:value-type="float" office:value="3.77407198040324" calcext:value-type="float">
            <text:p>3.77407198040324</text:p>
          </table:table-cell>
          <table:table-cell table:formula="of:=[.L$2]/[.L5]" office:value-type="float" office:value="3.74684062719401" calcext:value-type="float">
            <text:p>3.746840627194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01H01M32S" calcext:value-type="time">
            <text:p>01:01:32</text:p>
          </table:table-cell>
          <table:table-cell office:value-type="time" office:time-value="PT01H04M42S" calcext:value-type="time">
            <text:p>01:04:42</text:p>
          </table:table-cell>
          <table:table-cell office:value-type="time" office:time-value="PT00H59M29.43S" calcext:value-type="time">
            <text:p>00:59:2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$2]/[.H6]" office:value-type="float" office:value="4.37763122835065" calcext:value-type="float">
            <text:p>4.37763122835065</text:p>
          </table:table-cell>
          <table:table-cell table:formula="of:=[.I$2]/[.I6]" office:value-type="float" office:value="4.30789107533294" calcext:value-type="float">
            <text:p>4.30789107533294</text:p>
          </table:table-cell>
          <table:table-cell table:formula="of:=[.J$2]/[.J6]" office:value-type="float" office:value="4.52557041699449" calcext:value-type="float">
            <text:p>4.52557041699449</text:p>
          </table:table-cell>
          <table:table-cell table:formula="of:=[.K$2]/[.K6]" office:value-type="float" office:value="4.39232456140351" calcext:value-type="float">
            <text:p>4.39232456140351</text:p>
          </table:table-cell>
          <table:table-cell table:formula="of:=[.L$2]/[.L6]" office:value-type="float" office:value="4.49694543922477" calcext:value-type="float">
            <text:p>4.496945439224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01H00M48S" calcext:value-type="time">
            <text:p>01:00:48</text:p>
          </table:table-cell>
          <table:table-cell office:value-type="time" office:time-value="PT00H53M30.14S" calcext:value-type="time">
            <text:p>00:53:30</text:p>
          </table:table-cell>
          <table:table-cell office:value-type="time" office:time-value="PT01H07M06S" calcext:value-type="time">
            <text:p>01:07:0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$2]/[.H7]" office:value-type="float" office:value="5.07388820259419" calcext:value-type="float">
            <text:p>5.07388820259419</text:p>
          </table:table-cell>
          <table:table-cell table:formula="of:=[.I$2]/[.I7]" office:value-type="float" office:value="5.11155660377359" calcext:value-type="float">
            <text:p>5.11155660377359</text:p>
          </table:table-cell>
          <table:table-cell table:formula="of:=[.J$2]/[.J7]" office:value-type="float" office:value="5.52486659551761" calcext:value-type="float">
            <text:p>5.52486659551761</text:p>
          </table:table-cell>
          <table:table-cell table:formula="of:=[.K$2]/[.K7]" office:value-type="float" office:value="5.45155144256941" calcext:value-type="float">
            <text:p>5.45155144256941</text:p>
          </table:table-cell>
          <table:table-cell table:formula="of:=[.L$2]/[.L7]" office:value-type="float" office:value="5.42720338983051" calcext:value-type="float">
            <text:p>5.427203389830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01H04M04S" calcext:value-type="time">
            <text:p>01:04:04</text:p>
          </table:table-cell>
          <table:table-cell office:value-type="time" office:time-value="PT00H50M01.91S" calcext:value-type="time">
            <text:p>00:50:01</text:p>
          </table:table-cell>
          <table:table-cell office:value-type="time" office:time-value="PT00H51M26.49S" calcext:value-type="time">
            <text:p>00:51:2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$2]/[.H8]" office:value-type="float" office:value="5.64239718382416" calcext:value-type="float">
            <text:p>5.64239718382416</text:p>
          </table:table-cell>
          <table:table-cell table:formula="of:=[.I$2]/[.I8]" office:value-type="float" office:value="6.07183780043312" calcext:value-type="float">
            <text:p>6.07183780043312</text:p>
          </table:table-cell>
          <table:table-cell table:formula="of:=[.J$2]/[.J8]" office:value-type="float" office:value="5.9882012724118" calcext:value-type="float">
            <text:p>5.9882012724118</text:p>
          </table:table-cell>
          <table:table-cell table:formula="of:=[.K$2]/[.K8]" office:value-type="float" office:value="6.20959916167776" calcext:value-type="float">
            <text:p>6.20959916167776</text:p>
          </table:table-cell>
          <table:table-cell table:formula="of:=[.L$2]/[.L8]" office:value-type="float" office:value="5.93136982495138" calcext:value-type="float">
            <text:p>5.931369824951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5M48.04S" calcext:value-type="time">
            <text:p>00:55:48</text:p>
          </table:table-cell>
          <table:table-cell office:value-type="time" office:time-value="PT00H59M40.78S" calcext:value-type="time">
            <text:p>00:59:40</text:p>
          </table:table-cell>
          <table:table-cell office:value-type="time" office:time-value="PT00H47M51.46S" calcext:value-type="time">
            <text:p>00:47:5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$2]/[.H9]" office:value-type="float" office:value="5.77021687593292" calcext:value-type="float">
            <text:p>5.77021687593292</text:p>
          </table:table-cell>
          <table:table-cell table:formula="of:=[.I$2]/[.I9]" office:value-type="float" office:value="6.75141894122998" calcext:value-type="float">
            <text:p>6.75141894122998</text:p>
          </table:table-cell>
          <table:table-cell table:formula="of:=[.J$2]/[.J9]" office:value-type="float" office:value="6.86760413902892" calcext:value-type="float">
            <text:p>6.86760413902892</text:p>
          </table:table-cell>
          <table:table-cell table:formula="of:=[.K$2]/[.K9]" office:value-type="float" office:value="6.55289856732025" calcext:value-type="float">
            <text:p>6.55289856732025</text:p>
          </table:table-cell>
          <table:table-cell table:formula="of:=[.L$2]/[.L9]" office:value-type="float" office:value="6.63774875621891" calcext:value-type="float">
            <text:p>6.637748756218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time" office:time-value="PT00H46M39.87S" calcext:value-type="time">
            <text:p>00:46:39</text:p>
          </table:table-cell>
          <table:table-cell office:value-type="time" office:time-value="PT00H43M50.21S" calcext:value-type="time">
            <text:p>00:43:50</text:p>
          </table:table-cell>
          <table:table-cell office:value-type="time" office:time-value="PT00H43M21.67S" calcext:value-type="time">
            <text:p>00:43:2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$2]/[.H10]" office:value-type="float" office:value="6.95123757139835" calcext:value-type="float">
            <text:p>6.95123757139835</text:p>
          </table:table-cell>
          <table:table-cell table:formula="of:=[.I$2]/[.I10]" office:value-type="float" office:value="7.2197367675913" calcext:value-type="float">
            <text:p>7.2197367675913</text:p>
          </table:table-cell>
          <table:table-cell table:formula="of:=[.J$2]/[.J10]" office:value-type="float" office:value="7.24534639608117" calcext:value-type="float">
            <text:p>7.24534639608117</text:p>
          </table:table-cell>
          <table:table-cell table:formula="of:=[.K$2]/[.K10]" office:value-type="float" office:value="7.36135664484735" calcext:value-type="float">
            <text:p>7.36135664484735</text:p>
          </table:table-cell>
          <table:table-cell table:formula="of:=[.L$2]/[.L10]" office:value-type="float" office:value="6.97158719790986" calcext:value-type="float">
            <text:p>6.971587197909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00H44M09.76S" calcext:value-type="time">
            <text:p>00:44:09</text:p>
          </table:table-cell>
          <table:table-cell office:value-type="time" office:time-value="PT00H42M44.47S" calcext:value-type="time">
            <text:p>00:42:44</text:p>
          </table:table-cell>
          <table:table-cell office:value-type="time" office:time-value="PT00H51M08.41S" calcext:value-type="time">
            <text:p>00:51: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$2]/[.H11]" office:value-type="float" office:value="7.26395490217752" calcext:value-type="float">
            <text:p>7.26395490217752</text:p>
          </table:table-cell>
          <table:table-cell table:formula="of:=[.I$2]/[.I11]" office:value-type="float" office:value="7.54772833332172" calcext:value-type="float">
            <text:p>7.54772833332172</text:p>
          </table:table-cell>
          <table:table-cell table:formula="of:=[.J$2]/[.J11]" office:value-type="float" office:value="7.83177004538578" calcext:value-type="float">
            <text:p>7.83177004538578</text:p>
          </table:table-cell>
          <table:table-cell table:formula="of:=[.K$2]/[.K11]" office:value-type="float" office:value="8.54665477556977" calcext:value-type="float">
            <text:p>8.54665477556977</text:p>
          </table:table-cell>
          <table:table-cell table:formula="of:=[.L$2]/[.L11]" office:value-type="float" office:value="8.11981742107265" calcext:value-type="float">
            <text:p>8.119817421072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time" office:time-value="PT00H40M32.91S" calcext:value-type="time">
            <text:p>00:40:32</text:p>
          </table:table-cell>
          <table:table-cell office:value-type="time" office:time-value="PT00H46M44.61S" calcext:value-type="time">
            <text:p>00:46:44</text:p>
          </table:table-cell>
          <table:table-cell office:value-type="time" office:time-value="PT00H44M25.82S" calcext:value-type="time">
            <text:p>00:44: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$2]/[.H12]" office:value-type="float" office:value="8.13732045567112" calcext:value-type="float">
            <text:p>8.13732045567112</text:p>
          </table:table-cell>
          <table:table-cell table:formula="of:=[.I$2]/[.I12]" office:value-type="float" office:value="8.33041853886158" calcext:value-type="float">
            <text:p>8.33041853886158</text:p>
          </table:table-cell>
          <table:table-cell table:formula="of:=[.J$2]/[.J12]" office:value-type="float" office:value="8.44227005870842" calcext:value-type="float">
            <text:p>8.44227005870842</text:p>
          </table:table-cell>
          <table:table-cell table:formula="of:=[.K$2]/[.K12]" office:value-type="float" office:value="8.98907165136997" calcext:value-type="float">
            <text:p>8.98907165136997</text:p>
          </table:table-cell>
          <table:table-cell table:formula="of:=[.L$2]/[.L12]" office:value-type="float" office:value="8.25270618556701" calcext:value-type="float">
            <text:p>8.252706185567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time" office:time-value="PT00H41M23.18S" calcext:value-type="time">
            <text:p>00:41:23</text:p>
          </table:table-cell>
          <table:table-cell office:value-type="time" office:time-value="PT00H45M59.06S" calcext:value-type="time">
            <text:p>00:45:59</text:p>
          </table:table-cell>
          <table:table-cell office:value-type="time" office:time-value="PT00H47M23.04S" calcext:value-type="time">
            <text:p>00:47: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$2]/[.H13]" office:value-type="float" office:value="8.54910888513074" calcext:value-type="float">
            <text:p>8.54910888513074</text:p>
          </table:table-cell>
          <table:table-cell table:formula="of:=[.I$2]/[.I13]" office:value-type="float" office:value="8.45125893459467" calcext:value-type="float">
            <text:p>8.45125893459467</text:p>
          </table:table-cell>
          <table:table-cell table:formula="of:=[.J$2]/[.J13]" office:value-type="float" office:value="8.25382653061225" calcext:value-type="float">
            <text:p>8.25382653061225</text:p>
          </table:table-cell>
          <table:table-cell table:formula="of:=[.K$2]/[.K13]" office:value-type="float" office:value="9.32852678301127" calcext:value-type="float">
            <text:p>9.32852678301127</text:p>
          </table:table-cell>
          <table:table-cell table:formula="of:=[.L$2]/[.L13]" office:value-type="float" office:value="8.66472737112705" calcext:value-type="float">
            <text:p>8.664727371127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44M44.57S" calcext:value-type="time">
            <text:p>00:44:44</text:p>
          </table:table-cell>
          <table:table-cell office:value-type="time" office:time-value="PT00H44M44.25S" calcext:value-type="time">
            <text:p>00:44:44</text:p>
          </table:table-cell>
          <table:table-cell office:value-type="time" office:time-value="PT00H43M40.82S" calcext:value-type="time">
            <text:p>00:43:4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$2]/[.H14]" office:value-type="float" office:value="7.61053850607991" calcext:value-type="float">
            <text:p>7.61053850607991</text:p>
          </table:table-cell>
          <table:table-cell table:formula="of:=[.I$2]/[.I14]" office:value-type="float" office:value="8.90826212231443" calcext:value-type="float">
            <text:p>8.90826212231443</text:p>
          </table:table-cell>
          <table:table-cell table:formula="of:=[.J$2]/[.J14]" office:value-type="float" office:value="8.09507427677873" calcext:value-type="float">
            <text:p>8.09507427677873</text:p>
          </table:table-cell>
          <table:table-cell table:formula="of:=[.K$2]/[.K14]" office:value-type="float" office:value="8.19735199623468" calcext:value-type="float">
            <text:p>8.19735199623468</text:p>
          </table:table-cell>
          <table:table-cell table:formula="of:=[.L$2]/[.L14]" office:value-type="float" office:value="8.60650450208305" calcext:value-type="float">
            <text:p>8.606504502083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time" office:time-value="PT00H41M35.02S" calcext:value-type="time">
            <text:p>00:41:35</text:p>
          </table:table-cell>
          <table:table-cell office:value-type="time" office:time-value="PT00H44M31.78S" calcext:value-type="time">
            <text:p>00:44:31</text:p>
          </table:table-cell>
          <table:table-cell office:value-type="time" office:time-value="PT00H38M34.99S" calcext:value-type="time">
            <text:p>00:38:3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$2]/[.H15]" office:value-type="float" office:value="7.69610024593044" calcext:value-type="float">
            <text:p>7.69610024593044</text:p>
          </table:table-cell>
          <table:table-cell table:formula="of:=[.I$2]/[.I15]" office:value-type="float" office:value="8.72792145555296" calcext:value-type="float">
            <text:p>8.72792145555296</text:p>
          </table:table-cell>
          <table:table-cell table:formula="of:=[.J$2]/[.J15]" office:value-type="float" office:value="9.24263524370648" calcext:value-type="float">
            <text:p>9.24263524370648</text:p>
          </table:table-cell>
          <table:table-cell table:formula="of:=[.K$2]/[.K15]" office:value-type="float" office:value="9.45013777224172" calcext:value-type="float">
            <text:p>9.45013777224172</text:p>
          </table:table-cell>
          <table:table-cell table:formula="of:=[.L$2]/[.L15]" office:value-type="float" office:value="8.75475051264525" calcext:value-type="float">
            <text:p>8.754750512645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4H22M48S" calcext:value-type="time">
            <text:p>14:22:48</text:p>
          </table:table-cell>
          <table:table-cell office:value-type="time" office:time-value="PT15H05M03S" calcext:value-type="time">
            <text:p>15:05:03</text:p>
          </table:table-cell>
          <table:table-cell office:value-type="time" office:time-value="PT15H39M14S" calcext:value-type="time">
            <text:p>15:39: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$2]/[.H16]" office:value-type="float" office:value="8.68353594080338" calcext:value-type="float">
            <text:p>8.68353594080338</text:p>
          </table:table-cell>
          <table:table-cell table:formula="of:=[.I$2]/[.I16]" office:value-type="float" office:value="8.2695492250517" calcext:value-type="float">
            <text:p>8.2695492250517</text:p>
          </table:table-cell>
          <table:table-cell table:formula="of:=[.J$2]/[.J16]" office:value-type="float" office:value="8.66410041841004" calcext:value-type="float">
            <text:p>8.66410041841004</text:p>
          </table:table-cell>
          <table:table-cell table:formula="of:=[.K$2]/[.K16]" office:value-type="float" office:value="9.68834196765877" calcext:value-type="float">
            <text:p>9.68834196765877</text:p>
          </table:table-cell>
          <table:table-cell table:formula="of:=[.L$2]/[.L16]" office:value-type="float" office:value="8.39331585845348" calcext:value-type="float">
            <text:p>8.393315858453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7H24M59S" calcext:value-type="time">
            <text:p>07:24:59</text:p>
          </table:table-cell>
          <table:table-cell office:value-type="time" office:time-value="PT07H43M02S" calcext:value-type="time">
            <text:p>07:43:02</text:p>
          </table:table-cell>
          <table:table-cell office:value-type="time" office:time-value="PT07H19M50S" calcext:value-type="time">
            <text:p>07:19:5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$2]/[.H17]" office:value-type="float" office:value="8.64469876348329" calcext:value-type="float">
            <text:p>8.64469876348329</text:p>
          </table:table-cell>
          <table:table-cell table:formula="of:=[.I$2]/[.I17]" office:value-type="float" office:value="9.36202748176018" calcext:value-type="float">
            <text:p>9.36202748176018</text:p>
          </table:table-cell>
          <table:table-cell table:formula="of:=[.J$2]/[.J17]" office:value-type="float" office:value="9.24924066464177" calcext:value-type="float">
            <text:p>9.24924066464177</text:p>
          </table:table-cell>
          <table:table-cell table:formula="of:=[.K$2]/[.K17]" office:value-type="float" office:value="9.63539536919887" calcext:value-type="float">
            <text:p>9.63539536919887</text:p>
          </table:table-cell>
          <table:table-cell table:formula="of:=[.L$2]/[.L17]" office:value-type="float" office:value="9.56835499775885" calcext:value-type="float">
            <text:p>9.56835499775885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05H50M58S" calcext:value-type="time">
            <text:p>05:50:58</text:p>
          </table:table-cell>
          <table:table-cell office:value-type="time" office:time-value="PT05H05M10S" calcext:value-type="time">
            <text:p>05:05:10</text:p>
          </table:table-cell>
          <table:table-cell office:value-type="time" office:time-value="PT04H54M57S" calcext:value-type="time">
            <text:p>04:54: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3H55M48S" calcext:value-type="time">
            <text:p>03:55:48</text:p>
          </table:table-cell>
          <table:table-cell office:value-type="time" office:time-value="PT03H51M24S" calcext:value-type="time">
            <text:p>03:51:24</text:p>
          </table:table-cell>
          <table:table-cell office:value-type="time" office:time-value="PT03H46M36S" calcext:value-type="time">
            <text:p>03:46:36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03H15M02S" calcext:value-type="time">
            <text:p>03:15:02</text:p>
          </table:table-cell>
          <table:table-cell office:value-type="time" office:time-value="PT03H10M39S" calcext:value-type="time">
            <text:p>03:10:39</text:p>
          </table:table-cell>
          <table:table-cell office:value-type="time" office:time-value="PT03H12M00S" calcext:value-type="time">
            <text:p>03:12: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24" office:value-type="float" office:value="18.2547222222222" calcext:value-type="float">
            <text:p>18.2547222222222</text:p>
          </table:table-cell>
          <table:table-cell table:formula="of:=[.I2]*24" office:value-type="float" office:value="6.02027777777778" calcext:value-type="float">
            <text:p>6.02027777777778</text:p>
          </table:table-cell>
          <table:table-cell table:formula="of:=[.J2]*24" office:value-type="float" office:value="14.38" calcext:value-type="float">
            <text:p>14.38</text:p>
          </table:table-cell>
          <table:table-cell table:formula="of:=[.K2]*24" office:value-type="float" office:value="5.56361111111111" calcext:value-type="float">
            <text:p>5.56361111111111</text:p>
          </table:table-cell>
          <table:table-cell table:formula="of:=[.L2]*24" office:value-type="float" office:value="17.7891666666667" calcext:value-type="float">
            <text:p>17.7891666666667</text:p>
          </table:table-cell>
          <table:table-cell table:formula="of:=SUM([.H38:.L38])" office:value-type="float" office:value="62.0077777777778" calcext:value-type="float">
            <text:p>62.007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03H05M23S" calcext:value-type="time">
            <text:p>03:05:23</text:p>
          </table:table-cell>
          <table:table-cell office:value-type="time" office:time-value="PT02H39M05S" calcext:value-type="time">
            <text:p>02:39:05</text:p>
          </table:table-cell>
          <table:table-cell office:value-type="time" office:time-value="PT02H36M10S" calcext:value-type="time">
            <text:p>02:36: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]*24" office:value-type="float" office:value="9.42916666666667" calcext:value-type="float">
            <text:p>9.42916666666667</text:p>
          </table:table-cell>
          <table:table-cell table:formula="of:=[.I3]*24" office:value-type="float" office:value="3.18666666666667" calcext:value-type="float">
            <text:p>3.18666666666667</text:p>
          </table:table-cell>
          <table:table-cell table:formula="of:=[.J3]*24" office:value-type="float" office:value="7.33055555555556" calcext:value-type="float">
            <text:p>7.33055555555556</text:p>
          </table:table-cell>
          <table:table-cell table:formula="of:=[.K3]*24" office:value-type="float" office:value="2.955" calcext:value-type="float">
            <text:p>2.955</text:p>
          </table:table-cell>
          <table:table-cell table:formula="of:=[.L3]*24" office:value-type="float" office:value="9.75027777777778" calcext:value-type="float">
            <text:p>9.75027777777778</text:p>
          </table:table-cell>
          <table:table-cell table:formula="of:=SUM([.H39:.L39])" office:value-type="float" office:value="32.6516666666667" calcext:value-type="float">
            <text:p>32.65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04H24M00S" calcext:value-type="time">
            <text:p>04:24:00</text:p>
          </table:table-cell>
          <table:table-cell office:value-type="time" office:time-value="PT02H24M05S" calcext:value-type="time">
            <text:p>02:24:05</text:p>
          </table:table-cell>
          <table:table-cell office:value-type="time" office:time-value="PT03H09M35S" calcext:value-type="time">
            <text:p>03:09: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]*24" office:value-type="float" office:value="6.62222222222222" calcext:value-type="float">
            <text:p>6.62222222222222</text:p>
          </table:table-cell>
          <table:table-cell table:formula="of:=[.I4]*24" office:value-type="float" office:value="2.23388888888889" calcext:value-type="float">
            <text:p>2.23388888888889</text:p>
          </table:table-cell>
          <table:table-cell table:formula="of:=[.J4]*24" office:value-type="float" office:value="4.91583333333333" calcext:value-type="float">
            <text:p>4.91583333333333</text:p>
          </table:table-cell>
          <table:table-cell table:formula="of:=[.K4]*24" office:value-type="float" office:value="1.91888888888889" calcext:value-type="float">
            <text:p>1.91888888888889</text:p>
          </table:table-cell>
          <table:table-cell table:formula="of:=[.L4]*24" office:value-type="float" office:value="6.11444444444444" calcext:value-type="float">
            <text:p>6.11444444444444</text:p>
          </table:table-cell>
          <table:table-cell table:formula="of:=SUM([.H40:.L40])" office:value-type="float" office:value="21.8052777777778" calcext:value-type="float">
            <text:p>21.8052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03H31M05S" calcext:value-type="time">
            <text:p>03:31:05</text:p>
          </table:table-cell>
          <table:table-cell office:value-type="time" office:time-value="PT02H05M38S" calcext:value-type="time">
            <text:p>02:05:38</text:p>
          </table:table-cell>
          <table:table-cell office:value-type="time" office:time-value="PT02H13M35S" calcext:value-type="time">
            <text:p>02:13: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5]*24" office:value-type="float" office:value="5.16666666666667" calcext:value-type="float">
            <text:p>5.16666666666667</text:p>
          </table:table-cell>
          <table:table-cell table:formula="of:=[.I5]*24" office:value-type="float" office:value="1.69472222222222" calcext:value-type="float">
            <text:p>1.69472222222222</text:p>
          </table:table-cell>
          <table:table-cell table:formula="of:=[.J5]*24" office:value-type="float" office:value="3.77666666666667" calcext:value-type="float">
            <text:p>3.77666666666667</text:p>
          </table:table-cell>
          <table:table-cell table:formula="of:=[.K5]*24" office:value-type="float" office:value="1.47416666666667" calcext:value-type="float">
            <text:p>1.47416666666667</text:p>
          </table:table-cell>
          <table:table-cell table:formula="of:=[.L5]*24" office:value-type="float" office:value="4.74777777777778" calcext:value-type="float">
            <text:p>4.74777777777778</text:p>
          </table:table-cell>
          <table:table-cell table:formula="of:=SUM([.H41:.L41])"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01H59M05S" calcext:value-type="time">
            <text:p>01:59:05</text:p>
          </table:table-cell>
          <table:table-cell office:value-type="time" office:time-value="PT02H40M59S" calcext:value-type="time">
            <text:p>02:40:59</text:p>
          </table:table-cell>
          <table:table-cell office:value-type="time" office:time-value="PT02H26M22S" calcext:value-type="time">
            <text:p>02:26:2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6]*24" office:value-type="float" office:value="4.17" calcext:value-type="float">
            <text:p>4.17</text:p>
          </table:table-cell>
          <table:table-cell table:formula="of:=[.I6]*24" office:value-type="float" office:value="1.3975" calcext:value-type="float">
            <text:p>1.3975</text:p>
          </table:table-cell>
          <table:table-cell table:formula="of:=[.J6]*24" office:value-type="float" office:value="3.1775" calcext:value-type="float">
            <text:p>3.1775</text:p>
          </table:table-cell>
          <table:table-cell table:formula="of:=[.K6]*24" office:value-type="float" office:value="1.26666666666667" calcext:value-type="float">
            <text:p>1.26666666666667</text:p>
          </table:table-cell>
          <table:table-cell table:formula="of:=[.L6]*24" office:value-type="float" office:value="3.95583333333333" calcext:value-type="float">
            <text:p>3.95583333333333</text:p>
          </table:table-cell>
          <table:table-cell table:formula="of:=SUM([.H42:.L42])" office:value-type="float" office:value="13.9675" calcext:value-type="float">
            <text:p>13.9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0M10S" calcext:value-type="time">
            <text:p>01:50:10</text:p>
          </table:table-cell>
          <table:table-cell office:value-type="time" office:time-value="PT02H18M47S" calcext:value-type="time">
            <text:p>02:18:47</text:p>
          </table:table-cell>
          <table:table-cell office:value-type="time" office:time-value="PT01H58M31S" calcext:value-type="time">
            <text:p>01:58:3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7]*24" office:value-type="float" office:value="3.59777777777778" calcext:value-type="float">
            <text:p>3.59777777777778</text:p>
          </table:table-cell>
          <table:table-cell table:formula="of:=[.I7]*24" office:value-type="float" office:value="1.17777777777778" calcext:value-type="float">
            <text:p>1.17777777777778</text:p>
          </table:table-cell>
          <table:table-cell table:formula="of:=[.J7]*24" office:value-type="float" office:value="2.60277777777778" calcext:value-type="float">
            <text:p>2.60277777777778</text:p>
          </table:table-cell>
          <table:table-cell table:formula="of:=[.K7]*24" office:value-type="float" office:value="1.02055555555556" calcext:value-type="float">
            <text:p>1.02055555555556</text:p>
          </table:table-cell>
          <table:table-cell table:formula="of:=[.L7]*24" office:value-type="float" office:value="3.27777777777778" calcext:value-type="float">
            <text:p>3.27777777777778</text:p>
          </table:table-cell>
          <table:table-cell table:formula="of:=SUM([.H43:.L43])" office:value-type="float" office:value="11.6766666666667" calcext:value-type="float">
            <text:p>11.67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time" office:time-value="PT01H50M27S" calcext:value-type="time">
            <text:p>01:50:27</text:p>
          </table:table-cell>
          <table:table-cell office:value-type="time" office:time-value="PT02H08M32S" calcext:value-type="time">
            <text:p>02:08:32</text:p>
          </table:table-cell>
          <table:table-cell office:value-type="time" office:time-value="PT01H42M12S" calcext:value-type="time">
            <text:p>01:42: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8]*24" office:value-type="float" office:value="3.23527777777778" calcext:value-type="float">
            <text:p>3.23527777777778</text:p>
          </table:table-cell>
          <table:table-cell table:formula="of:=[.I8]*24" office:value-type="float" office:value="0.991508333333333" calcext:value-type="float">
            <text:p>0.991508333333333</text:p>
          </table:table-cell>
          <table:table-cell table:formula="of:=[.J8]*24" office:value-type="float" office:value="2.40138888888889" calcext:value-type="float">
            <text:p>2.40138888888889</text:p>
          </table:table-cell>
          <table:table-cell table:formula="of:=[.K8]*24" office:value-type="float" office:value="0.895969444444444" calcext:value-type="float">
            <text:p>0.895969444444444</text:p>
          </table:table-cell>
          <table:table-cell table:formula="of:=[.L8]*24" office:value-type="float" office:value="2.99916666666667" calcext:value-type="float">
            <text:p>2.99916666666667</text:p>
          </table:table-cell>
          <table:table-cell table:formula="of:=SUM([.H44:.L44])" office:value-type="float" office:value="10.5233111111111" calcext:value-type="float">
            <text:p>10.52331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time" office:time-value="PT01H49M12S" calcext:value-type="time">
            <text:p>01:49:12</text:p>
          </table:table-cell>
          <table:table-cell office:value-type="time" office:time-value="PT01H44M32S" calcext:value-type="time">
            <text:p>01:44:32</text:p>
          </table:table-cell>
          <table:table-cell office:value-type="time" office:time-value="PT01H56M25S" calcext:value-type="time">
            <text:p>01:56: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9]*24" office:value-type="float" office:value="3.16361111111111" calcext:value-type="float">
            <text:p>3.16361111111111</text:p>
          </table:table-cell>
          <table:table-cell table:formula="of:=[.I9]*24" office:value-type="float" office:value="0.891705555555556" calcext:value-type="float">
            <text:p>0.891705555555556</text:p>
          </table:table-cell>
          <table:table-cell table:formula="of:=[.J9]*24" office:value-type="float" office:value="2.09388888888889" calcext:value-type="float">
            <text:p>2.09388888888889</text:p>
          </table:table-cell>
          <table:table-cell table:formula="of:=[.K9]*24" office:value-type="float" office:value="0.849030555555555" calcext:value-type="float">
            <text:p>0.849030555555555</text:p>
          </table:table-cell>
          <table:table-cell table:formula="of:=[.L9]*24" office:value-type="float" office:value="2.68" calcext:value-type="float">
            <text:p>2.68</text:p>
          </table:table-cell>
          <table:table-cell table:formula="of:=SUM([.H45:.L45])" office:value-type="float" office:value="9.67823611111111" calcext:value-type="float">
            <text:p>9.678236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time" office:time-value="PT01H46M35S" calcext:value-type="time">
            <text:p>01:46:35</text:p>
          </table:table-cell>
          <table:table-cell office:value-type="time" office:time-value="PT01H46M55S" calcext:value-type="time">
            <text:p>01:46:55</text:p>
          </table:table-cell>
          <table:table-cell office:value-type="time" office:time-value="PT01H49M14S" calcext:value-type="time">
            <text:p>01:49: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24" office:value-type="float" office:value="2.62611111111111" calcext:value-type="float">
            <text:p>2.62611111111111</text:p>
          </table:table-cell>
          <table:table-cell table:formula="of:=[.I10]*24" office:value-type="float" office:value="0.833863888888889" calcext:value-type="float">
            <text:p>0.833863888888889</text:p>
          </table:table-cell>
          <table:table-cell table:formula="of:=[.J10]*24" office:value-type="float" office:value="1.98472222222222" calcext:value-type="float">
            <text:p>1.98472222222222</text:p>
          </table:table-cell>
          <table:table-cell table:formula="of:=[.K10]*24" office:value-type="float" office:value="0.755786111111111" calcext:value-type="float">
            <text:p>0.755786111111111</text:p>
          </table:table-cell>
          <table:table-cell table:formula="of:=[.L10]*24" office:value-type="float" office:value="2.55166666666667" calcext:value-type="float">
            <text:p>2.55166666666667</text:p>
          </table:table-cell>
          <table:table-cell table:formula="of:=SUM([.H46:.L46])" office:value-type="float" office:value="8.75215" calcext:value-type="float">
            <text:p>8.75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time" office:time-value="PT01H51M43S" calcext:value-type="time">
            <text:p>01:51:43</text:p>
          </table:table-cell>
          <table:table-cell office:value-type="time" office:time-value="PT01H45M00S" calcext:value-type="time">
            <text:p>01:45:00</text:p>
          </table:table-cell>
          <table:table-cell office:value-type="time" office:time-value="PT01H33M21S" calcext:value-type="time">
            <text:p>01:33: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1]*24" office:value-type="float" office:value="2.51305555555556" calcext:value-type="float">
            <text:p>2.51305555555556</text:p>
          </table:table-cell>
          <table:table-cell table:formula="of:=[.I11]*24" office:value-type="float" office:value="0.797627777777778" calcext:value-type="float">
            <text:p>0.797627777777778</text:p>
          </table:table-cell>
          <table:table-cell table:formula="of:=[.J11]*24" office:value-type="float" office:value="1.83611111111111" calcext:value-type="float">
            <text:p>1.83611111111111</text:p>
          </table:table-cell>
          <table:table-cell table:formula="of:=[.K11]*24" office:value-type="float" office:value="0.650969444444444" calcext:value-type="float">
            <text:p>0.650969444444444</text:p>
          </table:table-cell>
          <table:table-cell table:formula="of:=[.L11]*24" office:value-type="float" office:value="2.19083333333333" calcext:value-type="float">
            <text:p>2.19083333333333</text:p>
          </table:table-cell>
          <table:table-cell table:formula="of:=SUM([.H47:.L47])" office:value-type="float" office:value="7.98859722222222" calcext:value-type="float">
            <text:p>7.988597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time" office:time-value="PT01H39M35S" calcext:value-type="time">
            <text:p>01:39:35</text:p>
          </table:table-cell>
          <table:table-cell office:value-type="time" office:time-value="PT01H41M38S" calcext:value-type="time">
            <text:p>01:41:38</text:p>
          </table:table-cell>
          <table:table-cell office:value-type="time" office:time-value="PT01H44M27S" calcext:value-type="time">
            <text:p>01:44: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2]*24" office:value-type="float" office:value="2.24333333333333" calcext:value-type="float">
            <text:p>2.24333333333333</text:p>
          </table:table-cell>
          <table:table-cell table:formula="of:=[.I12]*24" office:value-type="float" office:value="0.722686111111111" calcext:value-type="float">
            <text:p>0.722686111111111</text:p>
          </table:table-cell>
          <table:table-cell table:formula="of:=[.J12]*24" office:value-type="float" office:value="1.70333333333333" calcext:value-type="float">
            <text:p>1.70333333333333</text:p>
          </table:table-cell>
          <table:table-cell table:formula="of:=[.K12]*24" office:value-type="float" office:value="0.618930555555556" calcext:value-type="float">
            <text:p>0.618930555555556</text:p>
          </table:table-cell>
          <table:table-cell table:formula="of:=[.L12]*24" office:value-type="float" office:value="2.15555555555556" calcext:value-type="float">
            <text:p>2.15555555555556</text:p>
          </table:table-cell>
          <table:table-cell table:formula="of:=SUM([.H48:.L48])" office:value-type="float" office:value="7.44383888888889" calcext:value-type="float">
            <text:p>7.44383888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time" office:time-value="PT01H33M17S" calcext:value-type="time">
            <text:p>01:33:17</text:p>
          </table:table-cell>
          <table:table-cell office:value-type="time" office:time-value="PT01H42M12S" calcext:value-type="time">
            <text:p>01:42:12</text:p>
          </table:table-cell>
          <table:table-cell office:value-type="time" office:time-value="PT01H41M33S" calcext:value-type="time">
            <text:p>01:41: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3]*24" office:value-type="float" office:value="2.13527777777778" calcext:value-type="float">
            <text:p>2.13527777777778</text:p>
          </table:table-cell>
          <table:table-cell table:formula="of:=[.I13]*24" office:value-type="float" office:value="0.712352777777778" calcext:value-type="float">
            <text:p>0.712352777777778</text:p>
          </table:table-cell>
          <table:table-cell table:formula="of:=[.J13]*24" office:value-type="float" office:value="1.74222222222222" calcext:value-type="float">
            <text:p>1.74222222222222</text:p>
          </table:table-cell>
          <table:table-cell table:formula="of:=[.K13]*24" office:value-type="float" office:value="0.596408333333333" calcext:value-type="float">
            <text:p>0.596408333333333</text:p>
          </table:table-cell>
          <table:table-cell table:formula="of:=[.L13]*24" office:value-type="float" office:value="2.05305555555556" calcext:value-type="float">
            <text:p>2.05305555555556</text:p>
          </table:table-cell>
          <table:table-cell table:formula="of:=SUM([.H49:.L49])" office:value-type="float" office:value="7.23931666666667" calcext:value-type="float">
            <text:p>7.2393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05H55M54S" calcext:value-type="time">
            <text:p>05:55:54</text:p>
          </table:table-cell>
          <table:table-cell office:value-type="time" office:time-value="PT05H35M55S" calcext:value-type="time">
            <text:p>05:35:55</text:p>
          </table:table-cell>
          <table:table-cell office:value-type="time" office:time-value="PT05H33M49S" calcext:value-type="time">
            <text:p>05:33:4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4]*24" office:value-type="float" office:value="2.39861111111111" calcext:value-type="float">
            <text:p>2.39861111111111</text:p>
          </table:table-cell>
          <table:table-cell table:formula="of:=[.I14]*24" office:value-type="float" office:value="0.675808333333333" calcext:value-type="float">
            <text:p>0.675808333333333</text:p>
          </table:table-cell>
          <table:table-cell table:formula="of:=[.J14]*24" office:value-type="float" office:value="1.77638888888889" calcext:value-type="float">
            <text:p>1.77638888888889</text:p>
          </table:table-cell>
          <table:table-cell table:formula="of:=[.K14]*24" office:value-type="float" office:value="0.678708333333333" calcext:value-type="float">
            <text:p>0.678708333333333</text:p>
          </table:table-cell>
          <table:table-cell table:formula="of:=[.L14]*24" office:value-type="float" office:value="2.06694444444444" calcext:value-type="float">
            <text:p>2.06694444444444</text:p>
          </table:table-cell>
          <table:table-cell table:formula="of:=SUM([.H50:.L50])" office:value-type="float" office:value="7.59646111111111" calcext:value-type="float">
            <text:p>7.59646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02H58M18S" calcext:value-type="time">
            <text:p>02:58:18</text:p>
          </table:table-cell>
          <table:table-cell office:value-type="time" office:time-value="PT02H57M18S" calcext:value-type="time">
            <text:p>02:57:18</text:p>
          </table:table-cell>
          <table:table-cell office:value-type="time" office:time-value="PT03H06M19S" calcext:value-type="time">
            <text:p>03:06: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5]*24" office:value-type="float" office:value="2.37194444444444" calcext:value-type="float">
            <text:p>2.37194444444444</text:p>
          </table:table-cell>
          <table:table-cell table:formula="of:=[.I15]*24" office:value-type="float" office:value="0.689772222222222" calcext:value-type="float">
            <text:p>0.689772222222222</text:p>
          </table:table-cell>
          <table:table-cell table:formula="of:=[.J15]*24" office:value-type="float" office:value="1.55583333333333" calcext:value-type="float">
            <text:p>1.55583333333333</text:p>
          </table:table-cell>
          <table:table-cell table:formula="of:=[.K15]*24" office:value-type="float" office:value="0.588733333333333" calcext:value-type="float">
            <text:p>0.588733333333333</text:p>
          </table:table-cell>
          <table:table-cell table:formula="of:=[.L15]*24" office:value-type="float" office:value="2.03194444444444" calcext:value-type="float">
            <text:p>2.03194444444444</text:p>
          </table:table-cell>
          <table:table-cell table:formula="of:=SUM([.H51:.L51])" office:value-type="float" office:value="7.23822777777778" calcext:value-type="float">
            <text:p>7.23822777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01H59M52S" calcext:value-type="time">
            <text:p>01:59:52</text:p>
          </table:table-cell>
          <table:table-cell office:value-type="time" office:time-value="PT02H04M02S" calcext:value-type="time">
            <text:p>02:04:02</text:p>
          </table:table-cell>
          <table:table-cell office:value-type="time" office:time-value="PT01H55M08S" calcext:value-type="time">
            <text:p>01:55:0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6]*24" office:value-type="float" office:value="2.10222222222222" calcext:value-type="float">
            <text:p>2.10222222222222</text:p>
          </table:table-cell>
          <table:table-cell table:formula="of:=[.I16]*24" office:value-type="float" office:value="0.728005555555556" calcext:value-type="float">
            <text:p>0.728005555555556</text:p>
          </table:table-cell>
          <table:table-cell table:formula="of:=[.J16]*24" office:value-type="float" office:value="1.65972222222222" calcext:value-type="float">
            <text:p>1.65972222222222</text:p>
          </table:table-cell>
          <table:table-cell table:formula="of:=[.K16]*24" office:value-type="float" office:value="0.574258333333333" calcext:value-type="float">
            <text:p>0.574258333333333</text:p>
          </table:table-cell>
          <table:table-cell table:formula="of:=[.L16]*24" office:value-type="float" office:value="2.11944444444444" calcext:value-type="float">
            <text:p>2.11944444444444</text:p>
          </table:table-cell>
          <table:table-cell table:formula="of:=SUM([.H52:.L52])" office:value-type="float" office:value="7.18365277777778" calcext:value-type="float">
            <text:p>7.1836527777777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01H28M51S" calcext:value-type="time">
            <text:p>01:28:51</text:p>
          </table:table-cell>
          <table:table-cell office:value-type="time" office:time-value="PT01H34M52S" calcext:value-type="time">
            <text:p>01:34:52</text:p>
          </table:table-cell>
          <table:table-cell office:value-type="time" office:time-value="PT01H28M27S" calcext:value-type="time">
            <text:p>01:28:2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7]*24" office:value-type="float" office:value="2.11166666666667" calcext:value-type="float">
            <text:p>2.11166666666667</text:p>
          </table:table-cell>
          <table:table-cell table:formula="of:=[.I17]*24" office:value-type="float" office:value="0.643052777777778" calcext:value-type="float">
            <text:p>0.643052777777778</text:p>
          </table:table-cell>
          <table:table-cell table:formula="of:=[.J17]*24" office:value-type="float" office:value="1.55472222222222" calcext:value-type="float">
            <text:p>1.55472222222222</text:p>
          </table:table-cell>
          <table:table-cell table:formula="of:=[.K17]*24" office:value-type="float" office:value="0.577413888888889" calcext:value-type="float">
            <text:p>0.577413888888889</text:p>
          </table:table-cell>
          <table:table-cell table:formula="of:=[.L17]*24" office:value-type="float" office:value="1.85916666666667" calcext:value-type="float">
            <text:p>1.85916666666667</text:p>
          </table:table-cell>
          <table:table-cell table:formula="of:=SUM([.H53:.L53])" office:value-type="float" office:value="6.74602222222222" calcext:value-type="float">
            <text:p>6.746022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01H16M04S" calcext:value-type="time">
            <text:p>01:16:04</text:p>
          </table:table-cell>
          <table:table-cell office:value-type="time" office:time-value="PT01H16M00S" calcext:value-type="time">
            <text:p>01:16:00</text:p>
          </table:table-cell>
          <table:table-cell office:value-type="time" office:time-value="PT02H22M49S" calcext:value-type="time">
            <text:p>02:22: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01H08M39S" calcext:value-type="time">
            <text:p>01:08:39</text:p>
          </table:table-cell>
          <table:table-cell office:value-type="time" office:time-value="PT01H01M14S" calcext:value-type="time">
            <text:p>01:01:14</text:p>
          </table:table-cell>
          <table:table-cell office:value-type="time" office:time-value="PT01H06M20S" calcext:value-type="time">
            <text:p>01:06:2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00H56M15.04S" calcext:value-type="time">
            <text:p>00:56:15</text:p>
          </table:table-cell>
          <table:table-cell office:value-type="time" office:time-value="PT00H53M45.49S" calcext:value-type="time">
            <text:p>00:53:45</text:p>
          </table:table-cell>
          <table:table-cell office:value-type="time" office:time-value="PT01H08M57S" calcext:value-type="time">
            <text:p>01:08: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0H50M56.51S" calcext:value-type="time">
            <text:p>00:50:56</text:p>
          </table:table-cell>
          <table:table-cell office:value-type="time" office:time-value="PT01H19M10S" calcext:value-type="time">
            <text:p>01:19:10</text:p>
          </table:table-cell>
          <table:table-cell office:value-type="time" office:time-value="PT01H30M05S" calcext:value-type="time">
            <text:p>01:30: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00H58M04.72S" calcext:value-type="time">
            <text:p>00:58:04</text:p>
          </table:table-cell>
          <table:table-cell office:value-type="time" office:time-value="PT00H45M20.83S" calcext:value-type="time">
            <text:p>00:45:20</text:p>
          </table:table-cell>
          <table:table-cell office:value-type="time" office:time-value="PT00H49M12.34S" calcext:value-type="time">
            <text:p>00:49: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0M15.98S" calcext:value-type="time">
            <text:p>00:40:15</text:p>
          </table:table-cell>
          <table:table-cell office:value-type="time" office:time-value="PT00H39M03.49S" calcext:value-type="time">
            <text:p>00:39:03</text:p>
          </table:table-cell>
          <table:table-cell office:value-type="time" office:time-value="PT00H47M09.28S" calcext:value-type="time">
            <text:p>00:47: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time" office:time-value="PT00H46M48.57S" calcext:value-type="time">
            <text:p>00:46:48</text:p>
          </table:table-cell>
          <table:table-cell office:value-type="time" office:time-value="PT00H37M55.43S" calcext:value-type="time">
            <text:p>00:37:55</text:p>
          </table:table-cell>
          <table:table-cell office:value-type="time" office:time-value="PT00H37M08.15S" calcext:value-type="time">
            <text:p>00:37: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time" office:time-value="PT00H45M07.24S" calcext:value-type="time">
            <text:p>00:45:07</text:p>
          </table:table-cell>
          <table:table-cell office:value-type="time" office:time-value="PT00H35M47.07S" calcext:value-type="time">
            <text:p>00:35:47</text:p>
          </table:table-cell>
          <table:table-cell office:value-type="time" office:time-value="PT00H35M51.38S" calcext:value-type="time">
            <text:p>00:35:5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time" office:time-value="PT00H44M21.69S" calcext:value-type="time">
            <text:p>00:44:21</text:p>
          </table:table-cell>
          <table:table-cell office:value-type="time" office:time-value="PT00H40M55.89S" calcext:value-type="time">
            <text:p>00:40:55</text:p>
          </table:table-cell>
          <table:table-cell office:value-type="time" office:time-value="PT00H40M43.35S" calcext:value-type="time">
            <text:p>00:40: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time" office:time-value="PT00H35M19.44S" calcext:value-type="time">
            <text:p>00:35:19</text:p>
          </table:table-cell>
          <table:table-cell office:value-type="time" office:time-value="PT00H41M18.63S" calcext:value-type="time">
            <text:p>00:41:18</text:p>
          </table:table-cell>
          <table:table-cell office:value-type="time" office:time-value="PT00H36M30.02S" calcext:value-type="time">
            <text:p>00:36: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4M27.33S" calcext:value-type="time">
            <text:p>00:34:27</text:p>
          </table:table-cell>
          <table:table-cell office:value-type="time" office:time-value="PT00H38M19S" calcext:value-type="time">
            <text:p>00:38:19</text:p>
          </table:table-cell>
          <table:table-cell office:value-type="time" office:time-value="PT00H34M39.3S" calcext:value-type="time">
            <text:p>00:34:3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time" office:time-value="PT00H35M36.19S" calcext:value-type="time">
            <text:p>00:35:36</text:p>
          </table:table-cell>
          <table:table-cell office:value-type="time" office:time-value="PT00H39M43.92S" calcext:value-type="time">
            <text:p>00:39:43</text:p>
          </table:table-cell>
          <table:table-cell office:value-type="time" office:time-value="PT00H34M38.69S" calcext:value-type="time">
            <text:p>00:34: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18H10M15S" calcext:value-type="time">
            <text:p>18:10:15</text:p>
          </table:table-cell>
          <table:table-cell office:value-type="time" office:time-value="PT17H47M21S" calcext:value-type="time">
            <text:p>17:47:21</text:p>
          </table:table-cell>
          <table:table-cell office:value-type="time" office:time-value="PT18H31M53S" calcext:value-type="time">
            <text:p>18:31: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1H10M40S" calcext:value-type="time">
            <text:p>11:10:40</text:p>
          </table:table-cell>
          <table:table-cell office:value-type="time" office:time-value="PT11H07M56S" calcext:value-type="time">
            <text:p>11:07:56</text:p>
          </table:table-cell>
          <table:table-cell office:value-type="time" office:time-value="PT09H45M01S" calcext:value-type="time">
            <text:p>09:45: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06H31M09S" calcext:value-type="time">
            <text:p>06:31:09</text:p>
          </table:table-cell>
          <table:table-cell office:value-type="time" office:time-value="PT06H19M31S" calcext:value-type="time">
            <text:p>06:19:31</text:p>
          </table:table-cell>
          <table:table-cell office:value-type="time" office:time-value="PT06H06M52S" calcext:value-type="time">
            <text:p>06:06: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04H51M35S" calcext:value-type="time">
            <text:p>04:51:35</text:p>
          </table:table-cell>
          <table:table-cell office:value-type="time" office:time-value="PT04H44M52S" calcext:value-type="time">
            <text:p>04:44:52</text:p>
          </table:table-cell>
          <table:table-cell office:value-type="time" office:time-value="PT04H50M01S" calcext:value-type="time">
            <text:p>04:50: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04H13M49S" calcext:value-type="time">
            <text:p>04:13:49</text:p>
          </table:table-cell>
          <table:table-cell office:value-type="time" office:time-value="PT03H57M21S" calcext:value-type="time">
            <text:p>03:57:21</text:p>
          </table:table-cell>
          <table:table-cell office:value-type="time" office:time-value="PT04H10M43S" calcext:value-type="time">
            <text:p>04:10:4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03H50M07S" calcext:value-type="time">
            <text:p>03:50:07</text:p>
          </table:table-cell>
          <table:table-cell office:value-type="time" office:time-value="PT03H16M40S" calcext:value-type="time">
            <text:p>03:16:4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04H17M56S" calcext:value-type="time">
            <text:p>04:17:56</text:p>
          </table:table-cell>
          <table:table-cell office:value-type="time" office:time-value="PT02H59M57S" calcext:value-type="time">
            <text:p>02:59:57</text:p>
          </table:table-cell>
          <table:table-cell office:value-type="time" office:time-value="PT03H18M15S" calcext:value-type="time">
            <text:p>03:18: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03H10M46S" calcext:value-type="time">
            <text:p>03:10:46</text:p>
          </table:table-cell>
          <table:table-cell office:value-type="time" office:time-value="PT02H45M08S" calcext:value-type="time">
            <text:p>02:45:08</text:p>
          </table:table-cell>
          <table:table-cell office:value-type="time" office:time-value="PT02H40M48S" calcext:value-type="time">
            <text:p>02:40: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02H38M35S" calcext:value-type="time">
            <text:p>02:38:35</text:p>
          </table:table-cell>
          <table:table-cell office:value-type="time" office:time-value="PT03H16M58S" calcext:value-type="time">
            <text:p>03:16:58</text:p>
          </table:table-cell>
          <table:table-cell office:value-type="time" office:time-value="PT02H33M06S" calcext:value-type="time">
            <text:p>02:33: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time" office:time-value="PT02H26M20S" calcext:value-type="time">
            <text:p>02:26:20</text:p>
          </table:table-cell>
          <table:table-cell office:value-type="time" office:time-value="PT02H51M37S" calcext:value-type="time">
            <text:p>02:51:37</text:p>
          </table:table-cell>
          <table:table-cell office:value-type="time" office:time-value="PT02H11M27S" calcext:value-type="time">
            <text:p>02:11: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time" office:time-value="PT02H44M39S" calcext:value-type="time">
            <text:p>02:44:39</text:p>
          </table:table-cell>
          <table:table-cell office:value-type="time" office:time-value="PT02H09M20S" calcext:value-type="time">
            <text:p>02:09:20</text:p>
          </table:table-cell>
          <table:table-cell office:value-type="time" office:time-value="PT02H09M37S" calcext:value-type="time">
            <text:p>02:09: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4M21S" calcext:value-type="time">
            <text:p>03:04:21</text:p>
          </table:table-cell>
          <table:table-cell office:value-type="time" office:time-value="PT02H04M13S" calcext:value-type="time">
            <text:p>02:04:13</text:p>
          </table:table-cell>
          <table:table-cell office:value-type="time" office:time-value="PT02H03M11S" calcext:value-type="time">
            <text:p>02:03: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time" office:time-value="PT02H04M01S" calcext:value-type="time">
            <text:p>02:04:01</text:p>
          </table:table-cell>
          <table:table-cell office:value-type="time" office:time-value="PT02H18M00S" calcext:value-type="time">
            <text:p>02:18:00</text:p>
          </table:table-cell>
          <table:table-cell office:value-type="time" office:time-value="PT02H18M52S" calcext:value-type="time">
            <text:p>02:18: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time" office:time-value="PT02H13M13S" calcext:value-type="time">
            <text:p>02:13:13</text:p>
          </table:table-cell>
          <table:table-cell office:value-type="time" office:time-value="PT02H01M55S" calcext:value-type="time">
            <text:p>02:01:55</text:p>
          </table:table-cell>
          <table:table-cell office:value-type="time" office:time-value="PT02H18M17S" calcext:value-type="time">
            <text:p>02:18: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time" office:time-value="PT02H13M55S" calcext:value-type="time">
            <text:p>02:13:55</text:p>
          </table:table-cell>
          <table:table-cell office:value-type="time" office:time-value="PT02H07M10S" calcext:value-type="time">
            <text:p>02:07:10</text:p>
          </table:table-cell>
          <table:table-cell office:value-type="time" office:time-value="PT02H20M33S" calcext:value-type="time">
            <text:p>02:20: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time" office:time-value="PT02H11M06S" calcext:value-type="time">
            <text:p>02:11:06</text:p>
          </table:table-cell>
          <table:table-cell office:value-type="time" office:time-value="PT01H51M33S" calcext:value-type="time">
            <text:p>01:51:33</text:p>
          </table:table-cell>
          <table:table-cell office:value-type="time" office:time-value="PT02H07M57S" calcext:value-type="time">
            <text:p>02:07: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 table:number-rows-repeated="15">
          <table:table-cell table:number-columns-repeated="2"/>
          <table:table-cell table:style-name="Default" table:number-columns-repeated="4"/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8:10:22.94477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0T23:30:39.930407848</meta:creation-date>
    <dc:date>2023-06-11T18:11:19.818735981</dc:date>
    <meta:editing-duration>PT4H50S</meta:editing-duration>
    <meta:editing-cycles>6</meta:editing-cycles>
    <meta:generator>LibreOffice/6.4.7.2$Linux_X86_64 LibreOffice_project/40$Build-2</meta:generator>
    <meta:document-statistic meta:table-count="1" meta:cell-count="7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2.956cm" style:legend-expansion="high" chart:style-name="ch2"/>
        <chart:plot-area chart:style-name="ch3" table:cell-range-address="Sheet1.G19:Sheet1.L35" chart:data-source-has-labels="row" svg:x="0.32cm" svg:y="0.18cm" svg:width="12.772cm" svg:height="8.64cm">
          <chartooo:coordinate-region svg:x="0.756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:Sheet1.G35" chart:label-cell-address="Sheet1.G19:Sheet1.G19" chart:class="chart:line">
            <chart:data-point chart:repeated="16"/>
          </chart:series>
          <chart:series chart:style-name="ch7" chart:values-cell-range-address="Sheet1.H20:Sheet1.H35" chart:label-cell-address="Sheet1.H19:Sheet1.H19" chart:class="chart:line">
            <chart:data-point chart:repeated="16"/>
          </chart:series>
          <chart:series chart:style-name="ch8" chart:values-cell-range-address="Sheet1.I20:Sheet1.I35" chart:label-cell-address="Sheet1.I19:Sheet1.I19" chart:class="chart:line">
            <chart:data-point chart:repeated="16"/>
          </chart:series>
          <chart:series chart:style-name="ch9" chart:values-cell-range-address="Sheet1.J20:Sheet1.J35" chart:label-cell-address="Sheet1.J19:Sheet1.J19" chart:class="chart:line">
            <chart:data-point chart:repeated="16"/>
          </chart:series>
          <chart:series chart:style-name="ch10" chart:values-cell-range-address="Sheet1.K20:Sheet1.K35" chart:label-cell-address="Sheet1.K19:Sheet1.K19" chart:class="chart:line">
            <chart:data-point chart:repeated="16"/>
          </chart:series>
          <chart:series chart:style-name="ch11" chart:values-cell-range-address="Sheet1.L20:Sheet1.L35" chart:label-cell-address="Sheet1.L19:Sheet1.L19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Sheet1.G19:Sheet1.G19</svg:desc>
                </draw:g>
              </table:table-cell>
              <table:table-cell office:value-type="string">
                <text:p>Chr1</text:p>
                <draw:g>
                  <svg:desc>Sheet1.H19:Sheet1.H19</svg:desc>
                </draw:g>
              </table:table-cell>
              <table:table-cell office:value-type="string">
                <text:p>Chr2</text:p>
                <draw:g>
                  <svg:desc>Sheet1.I19:Sheet1.I19</svg:desc>
                </draw:g>
              </table:table-cell>
              <table:table-cell office:value-type="string">
                <text:p>Chr3</text:p>
                <draw:g>
                  <svg:desc>Sheet1.J19:Sheet1.J19</svg:desc>
                </draw:g>
              </table:table-cell>
              <table:table-cell office:value-type="string">
                <text:p>Chr4</text:p>
                <draw:g>
                  <svg:desc>Sheet1.K19:Sheet1.K19</svg:desc>
                </draw:g>
              </table:table-cell>
              <table:table-cell office:value-type="string">
                <text:p>Chr5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0:Sheet1.G35</svg:desc>
                </draw:g>
              </table:table-cell>
              <table:table-cell office:value-type="float" office:value="1">
                <text:p>1</text:p>
                <draw:g>
                  <svg:desc>Sheet1.H20:Sheet1.H35</svg:desc>
                </draw:g>
              </table:table-cell>
              <table:table-cell office:value-type="float" office:value="1">
                <text:p>1</text:p>
                <draw:g>
                  <svg:desc>Sheet1.I20:Sheet1.I35</svg:desc>
                </draw:g>
              </table:table-cell>
              <table:table-cell office:value-type="float" office:value="1">
                <text:p>1</text:p>
                <draw:g>
                  <svg:desc>Sheet1.J20:Sheet1.J35</svg:desc>
                </draw:g>
              </table:table-cell>
              <table:table-cell office:value-type="float" office:value="1">
                <text:p>1</text:p>
                <draw:g>
                  <svg:desc>Sheet1.K20:Sheet1.K35</svg:desc>
                </draw:g>
              </table:table-cell>
              <table:table-cell office:value-type="float" office:value="1">
                <text:p>1</text:p>
                <draw:g>
                  <svg:desc>Sheet1.L20:Sheet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598468110178">
                <text:p>1.93598468110178</text:p>
              </table:table-cell>
              <table:table-cell office:value-type="float" office:value="1.88920850767085">
                <text:p>1.88920850767085</text:p>
              </table:table-cell>
              <table:table-cell office:value-type="float" office:value="1.96165214096249">
                <text:p>1.96165214096249</text:p>
              </table:table-cell>
              <table:table-cell office:value-type="float" office:value="1.8827787178041">
                <text:p>1.8827787178041</text:p>
              </table:table-cell>
              <table:table-cell office:value-type="float" office:value="1.82447793510156">
                <text:p>1.82447793510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565855704698">
                <text:p>2.7565855704698</text:p>
              </table:table-cell>
              <table:table-cell office:value-type="float" office:value="2.69497637403631">
                <text:p>2.69497637403631</text:p>
              </table:table-cell>
              <table:table-cell office:value-type="float" office:value="2.92524156636718">
                <text:p>2.92524156636718</text:p>
              </table:table-cell>
              <table:table-cell office:value-type="float" office:value="2.89939200926462">
                <text:p>2.89939200926462</text:p>
              </table:table-cell>
              <table:table-cell office:value-type="float" office:value="2.90936761766309">
                <text:p>2.90936761766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3317204301075">
                <text:p>3.53317204301075</text:p>
              </table:table-cell>
              <table:table-cell office:value-type="float" office:value="3.5523684641862">
                <text:p>3.5523684641862</text:p>
              </table:table-cell>
              <table:table-cell office:value-type="float" office:value="3.80759046778464">
                <text:p>3.80759046778464</text:p>
              </table:table-cell>
              <table:table-cell office:value-type="float" office:value="3.77407198040324">
                <text:p>3.77407198040324</text:p>
              </table:table-cell>
              <table:table-cell office:value-type="float" office:value="3.74684062719401">
                <text:p>3.74684062719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7763122835065">
                <text:p>4.37763122835065</text:p>
              </table:table-cell>
              <table:table-cell office:value-type="float" office:value="4.30789107533294">
                <text:p>4.30789107533294</text:p>
              </table:table-cell>
              <table:table-cell office:value-type="float" office:value="4.52557041699449">
                <text:p>4.52557041699449</text:p>
              </table:table-cell>
              <table:table-cell office:value-type="float" office:value="4.39232456140351">
                <text:p>4.39232456140351</text:p>
              </table:table-cell>
              <table:table-cell office:value-type="float" office:value="4.49694543922477">
                <text:p>4.49694543922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07388820259419">
                <text:p>5.07388820259419</text:p>
              </table:table-cell>
              <table:table-cell office:value-type="float" office:value="5.11155660377359">
                <text:p>5.11155660377359</text:p>
              </table:table-cell>
              <table:table-cell office:value-type="float" office:value="5.52486659551761">
                <text:p>5.52486659551761</text:p>
              </table:table-cell>
              <table:table-cell office:value-type="float" office:value="5.45155144256941">
                <text:p>5.45155144256941</text:p>
              </table:table-cell>
              <table:table-cell office:value-type="float" office:value="5.42720338983051">
                <text:p>5.42720338983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4239718382416">
                <text:p>5.64239718382416</text:p>
              </table:table-cell>
              <table:table-cell office:value-type="float" office:value="6.07183780043312">
                <text:p>6.07183780043312</text:p>
              </table:table-cell>
              <table:table-cell office:value-type="float" office:value="5.9882012724118">
                <text:p>5.9882012724118</text:p>
              </table:table-cell>
              <table:table-cell office:value-type="float" office:value="6.20959916167776">
                <text:p>6.20959916167776</text:p>
              </table:table-cell>
              <table:table-cell office:value-type="float" office:value="5.93136982495138">
                <text:p>5.93136982495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7021687593292">
                <text:p>5.77021687593292</text:p>
              </table:table-cell>
              <table:table-cell office:value-type="float" office:value="6.75141894122998">
                <text:p>6.75141894122998</text:p>
              </table:table-cell>
              <table:table-cell office:value-type="float" office:value="6.86760413902892">
                <text:p>6.86760413902892</text:p>
              </table:table-cell>
              <table:table-cell office:value-type="float" office:value="6.55289856732025">
                <text:p>6.55289856732025</text:p>
              </table:table-cell>
              <table:table-cell office:value-type="float" office:value="6.63774875621891">
                <text:p>6.63774875621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95123757139835">
                <text:p>6.95123757139835</text:p>
              </table:table-cell>
              <table:table-cell office:value-type="float" office:value="7.2197367675913">
                <text:p>7.2197367675913</text:p>
              </table:table-cell>
              <table:table-cell office:value-type="float" office:value="7.24534639608117">
                <text:p>7.24534639608117</text:p>
              </table:table-cell>
              <table:table-cell office:value-type="float" office:value="7.36135664484735">
                <text:p>7.36135664484735</text:p>
              </table:table-cell>
              <table:table-cell office:value-type="float" office:value="6.97158719790986">
                <text:p>6.97158719790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26395490217752">
                <text:p>7.26395490217752</text:p>
              </table:table-cell>
              <table:table-cell office:value-type="float" office:value="7.54772833332172">
                <text:p>7.54772833332172</text:p>
              </table:table-cell>
              <table:table-cell office:value-type="float" office:value="7.83177004538578">
                <text:p>7.83177004538578</text:p>
              </table:table-cell>
              <table:table-cell office:value-type="float" office:value="8.54665477556977">
                <text:p>8.54665477556977</text:p>
              </table:table-cell>
              <table:table-cell office:value-type="float" office:value="8.11981742107265">
                <text:p>8.11981742107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13732045567112">
                <text:p>8.13732045567112</text:p>
              </table:table-cell>
              <table:table-cell office:value-type="float" office:value="8.33041853886158">
                <text:p>8.33041853886158</text:p>
              </table:table-cell>
              <table:table-cell office:value-type="float" office:value="8.44227005870842">
                <text:p>8.44227005870842</text:p>
              </table:table-cell>
              <table:table-cell office:value-type="float" office:value="8.98907165136997">
                <text:p>8.98907165136997</text:p>
              </table:table-cell>
              <table:table-cell office:value-type="float" office:value="8.25270618556701">
                <text:p>8.25270618556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54910888513074">
                <text:p>8.54910888513074</text:p>
              </table:table-cell>
              <table:table-cell office:value-type="float" office:value="8.45125893459467">
                <text:p>8.45125893459467</text:p>
              </table:table-cell>
              <table:table-cell office:value-type="float" office:value="8.25382653061225">
                <text:p>8.25382653061225</text:p>
              </table:table-cell>
              <table:table-cell office:value-type="float" office:value="9.32852678301127">
                <text:p>9.32852678301127</text:p>
              </table:table-cell>
              <table:table-cell office:value-type="float" office:value="8.66472737112705">
                <text:p>8.66472737112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61053850607991">
                <text:p>7.61053850607991</text:p>
              </table:table-cell>
              <table:table-cell office:value-type="float" office:value="8.90826212231443">
                <text:p>8.90826212231443</text:p>
              </table:table-cell>
              <table:table-cell office:value-type="float" office:value="8.09507427677873">
                <text:p>8.09507427677873</text:p>
              </table:table-cell>
              <table:table-cell office:value-type="float" office:value="8.19735199623468">
                <text:p>8.19735199623468</text:p>
              </table:table-cell>
              <table:table-cell office:value-type="float" office:value="8.60650450208305">
                <text:p>8.60650450208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69610024593044">
                <text:p>7.69610024593044</text:p>
              </table:table-cell>
              <table:table-cell office:value-type="float" office:value="8.72792145555296">
                <text:p>8.72792145555296</text:p>
              </table:table-cell>
              <table:table-cell office:value-type="float" office:value="9.24263524370648">
                <text:p>9.24263524370648</text:p>
              </table:table-cell>
              <table:table-cell office:value-type="float" office:value="9.45013777224172">
                <text:p>9.45013777224172</text:p>
              </table:table-cell>
              <table:table-cell office:value-type="float" office:value="8.75475051264525">
                <text:p>8.75475051264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8353594080338">
                <text:p>8.68353594080338</text:p>
              </table:table-cell>
              <table:table-cell office:value-type="float" office:value="8.2695492250517">
                <text:p>8.2695492250517</text:p>
              </table:table-cell>
              <table:table-cell office:value-type="float" office:value="8.66410041841004">
                <text:p>8.66410041841004</text:p>
              </table:table-cell>
              <table:table-cell office:value-type="float" office:value="9.68834196765877">
                <text:p>9.68834196765877</text:p>
              </table:table-cell>
              <table:table-cell office:value-type="float" office:value="8.39331585845348">
                <text:p>8.39331585845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64469876348329">
                <text:p>8.64469876348329</text:p>
              </table:table-cell>
              <table:table-cell office:value-type="float" office:value="9.36202748176018">
                <text:p>9.36202748176018</text:p>
              </table:table-cell>
              <table:table-cell office:value-type="float" office:value="9.24924066464177">
                <text:p>9.24924066464177</text:p>
              </table:table-cell>
              <table:table-cell office:value-type="float" office:value="9.63539536919887">
                <text:p>9.63539536919887</text:p>
              </table:table-cell>
              <table:table-cell office:value-type="float" office:value="9.56835499775885">
                <text:p>9.56835499775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4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205cm" style:legend-expansion="high" chart:style-name="ch2"/>
        <chart:plot-area chart:style-name="ch3" table:cell-range-address="Sheet1.B2:Sheet1.B17 Sheet1.H1:Sheet1.L17" chart:data-source-has-labels="both" svg:x="0.32cm" svg:y="0.18cm" svg:width="13.302cm" svg:height="8.64cm">
          <chartooo:coordinate-region svg:x="1.894cm" svg:y="0.379cm" svg:width="11.541cm" svg:height="7.794cm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7" chart:label-cell-address="Sheet1.H1:Sheet1.H1" chart:class="chart:line">
            <chart:data-point chart:repeated="16"/>
          </chart:series>
          <chart:series chart:style-name="ch8" chart:values-cell-range-address="Sheet1.I2:Sheet1.I17" chart:label-cell-address="Sheet1.I1:Sheet1.I1" chart:class="chart:line">
            <chart:data-point chart:repeated="16"/>
          </chart:series>
          <chart:series chart:style-name="ch9" chart:values-cell-range-address="Sheet1.J2:Sheet1.J17" chart:label-cell-address="Sheet1.J1:Sheet1.J1" chart:class="chart:line">
            <chart:data-point chart:repeated="16"/>
          </chart:series>
          <chart:series chart:style-name="ch10" chart:values-cell-range-address="Sheet1.K2:Sheet1.K17" chart:label-cell-address="Sheet1.K1:Sheet1.K1" chart:class="chart:line">
            <chart:data-point chart:repeated="16"/>
          </chart:series>
          <chart:series chart:style-name="ch11" chart:values-cell-range-address="Sheet1.L2:Sheet1.L17" chart:label-cell-address="Sheet1.L1:Sheet1.L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1</text:p>
                <draw:g>
                  <svg:desc>Sheet1.H1:Sheet1.H1</svg:desc>
                </draw:g>
              </table:table-cell>
              <table:table-cell office:value-type="string">
                <text:p>Chr2</text:p>
                <draw:g>
                  <svg:desc>Sheet1.I1:Sheet1.I1</svg:desc>
                </draw:g>
              </table:table-cell>
              <table:table-cell office:value-type="string">
                <text:p>Chr3</text:p>
                <draw:g>
                  <svg:desc>Sheet1.J1:Sheet1.J1</svg:desc>
                </draw:g>
              </table:table-cell>
              <table:table-cell office:value-type="string">
                <text:p>Chr4</text:p>
                <draw:g>
                  <svg:desc>Sheet1.K1:Sheet1.K1</svg:desc>
                </draw:g>
              </table:table-cell>
              <table:table-cell office:value-type="string">
                <text:p>Chr5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17</svg:desc>
                </draw:g>
              </table:table-cell>
              <table:table-cell office:value-type="float" office:value="0.760613425925926">
                <text:p>0.760613425925926</text:p>
                <draw:g>
                  <svg:desc>Sheet1.H2:Sheet1.H17</svg:desc>
                </draw:g>
              </table:table-cell>
              <table:table-cell office:value-type="float" office:value="0.250844907407407">
                <text:p>0.250844907407407</text:p>
                <draw:g>
                  <svg:desc>Sheet1.I2:Sheet1.I17</svg:desc>
                </draw:g>
              </table:table-cell>
              <table:table-cell office:value-type="float" office:value="0.599166666666667">
                <text:p>0.599166666666667</text:p>
                <draw:g>
                  <svg:desc>Sheet1.J2:Sheet1.J17</svg:desc>
                </draw:g>
              </table:table-cell>
              <table:table-cell office:value-type="float" office:value="0.23181712962963">
                <text:p>0.23181712962963</text:p>
                <draw:g>
                  <svg:desc>Sheet1.K2:Sheet1.K17</svg:desc>
                </draw:g>
              </table:table-cell>
              <table:table-cell office:value-type="float" office:value="0.741215277777778">
                <text:p>0.741215277777778</text:p>
                <draw:g>
                  <svg:desc>Sheet1.L2:Sheet1.L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2881944444444">
                <text:p>0.392881944444444</text:p>
              </table:table-cell>
              <table:table-cell office:value-type="float" office:value="0.132777777777778">
                <text:p>0.132777777777778</text:p>
              </table:table-cell>
              <table:table-cell office:value-type="float" office:value="0.305439814814815">
                <text:p>0.305439814814815</text:p>
              </table:table-cell>
              <table:table-cell office:value-type="float" office:value="0.123125">
                <text:p>0.123125</text:p>
              </table:table-cell>
              <table:table-cell office:value-type="float" office:value="0.406261574074074">
                <text:p>0.4062615740740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5925925925926">
                <text:p>0.275925925925926</text:p>
              </table:table-cell>
              <table:table-cell office:value-type="float" office:value="0.0930787037037037">
                <text:p>0.0930787037037037</text:p>
              </table:table-cell>
              <table:table-cell office:value-type="float" office:value="0.204826388888889">
                <text:p>0.204826388888889</text:p>
              </table:table-cell>
              <table:table-cell office:value-type="float" office:value="0.0799537037037037">
                <text:p>0.0799537037037037</text:p>
              </table:table-cell>
              <table:table-cell office:value-type="float" office:value="0.254768518518518">
                <text:p>0.2547685185185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0.0706134259259259">
                <text:p>0.0706134259259259</text:p>
              </table:table-cell>
              <table:table-cell office:value-type="float" office:value="0.157361111111111">
                <text:p>0.157361111111111</text:p>
              </table:table-cell>
              <table:table-cell office:value-type="float" office:value="0.0614236111111111">
                <text:p>0.0614236111111111</text:p>
              </table:table-cell>
              <table:table-cell office:value-type="float" office:value="0.197824074074074">
                <text:p>0.1978240740740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375">
                <text:p>0.17375</text:p>
              </table:table-cell>
              <table:table-cell office:value-type="float" office:value="0.0582291666666667">
                <text:p>0.0582291666666667</text:p>
              </table:table-cell>
              <table:table-cell office:value-type="float" office:value="0.132395833333333">
                <text:p>0.132395833333333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0.164826388888889">
                <text:p>0.1648263888888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9907407407407">
                <text:p>0.149907407407407</text:p>
              </table:table-cell>
              <table:table-cell office:value-type="float" office:value="0.0490740740740741">
                <text:p>0.0490740740740741</text:p>
              </table:table-cell>
              <table:table-cell office:value-type="float" office:value="0.108449074074074">
                <text:p>0.108449074074074</text:p>
              </table:table-cell>
              <table:table-cell office:value-type="float" office:value="0.0425231481481481">
                <text:p>0.0425231481481481</text:p>
              </table:table-cell>
              <table:table-cell office:value-type="float" office:value="0.136574074074074">
                <text:p>0.1365740740740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4803240740741">
                <text:p>0.134803240740741</text:p>
              </table:table-cell>
              <table:table-cell office:value-type="float" office:value="0.0413128472222222">
                <text:p>0.0413128472222222</text:p>
              </table:table-cell>
              <table:table-cell office:value-type="float" office:value="0.10005787037037">
                <text:p>0.10005787037037</text:p>
              </table:table-cell>
              <table:table-cell office:value-type="float" office:value="0.0373320601851852">
                <text:p>0.0373320601851852</text:p>
              </table:table-cell>
              <table:table-cell office:value-type="float" office:value="0.124965277777778">
                <text:p>0.124965277777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181712962963">
                <text:p>0.13181712962963</text:p>
              </table:table-cell>
              <table:table-cell office:value-type="float" office:value="0.0371543981481481">
                <text:p>0.0371543981481481</text:p>
              </table:table-cell>
              <table:table-cell office:value-type="float" office:value="0.0872453703703704">
                <text:p>0.0872453703703704</text:p>
              </table:table-cell>
              <table:table-cell office:value-type="float" office:value="0.0353762731481481">
                <text:p>0.0353762731481481</text:p>
              </table:table-cell>
              <table:table-cell office:value-type="float" office:value="0.111666666666667">
                <text:p>0.11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09421296296296">
                <text:p>0.109421296296296</text:p>
              </table:table-cell>
              <table:table-cell office:value-type="float" office:value="0.0347443287037037">
                <text:p>0.0347443287037037</text:p>
              </table:table-cell>
              <table:table-cell office:value-type="float" office:value="0.0826967592592593">
                <text:p>0.0826967592592593</text:p>
              </table:table-cell>
              <table:table-cell office:value-type="float" office:value="0.031491087962963">
                <text:p>0.031491087962963</text:p>
              </table:table-cell>
              <table:table-cell office:value-type="float" office:value="0.106319444444444">
                <text:p>0.10631944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4710648148148">
                <text:p>0.104710648148148</text:p>
              </table:table-cell>
              <table:table-cell office:value-type="float" office:value="0.0332344907407407">
                <text:p>0.0332344907407407</text:p>
              </table:table-cell>
              <table:table-cell office:value-type="float" office:value="0.0765046296296296">
                <text:p>0.0765046296296296</text:p>
              </table:table-cell>
              <table:table-cell office:value-type="float" office:value="0.0271237268518518">
                <text:p>0.0271237268518518</text:p>
              </table:table-cell>
              <table:table-cell office:value-type="float" office:value="0.0912847222222222">
                <text:p>0.09128472222222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34722222222222">
                <text:p>0.0934722222222222</text:p>
              </table:table-cell>
              <table:table-cell office:value-type="float" office:value="0.0301119212962963">
                <text:p>0.0301119212962963</text:p>
              </table:table-cell>
              <table:table-cell office:value-type="float" office:value="0.0709722222222222">
                <text:p>0.0709722222222222</text:p>
              </table:table-cell>
              <table:table-cell office:value-type="float" office:value="0.0257887731481481">
                <text:p>0.0257887731481481</text:p>
              </table:table-cell>
              <table:table-cell office:value-type="float" office:value="0.0898148148148148">
                <text:p>0.08981481481481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89699074074074">
                <text:p>0.0889699074074074</text:p>
              </table:table-cell>
              <table:table-cell office:value-type="float" office:value="0.0296813657407407">
                <text:p>0.0296813657407407</text:p>
              </table:table-cell>
              <table:table-cell office:value-type="float" office:value="0.0725925925925926">
                <text:p>0.0725925925925926</text:p>
              </table:table-cell>
              <table:table-cell office:value-type="float" office:value="0.0248503472222222">
                <text:p>0.0248503472222222</text:p>
              </table:table-cell>
              <table:table-cell office:value-type="float" office:value="0.0855439814814815">
                <text:p>0.08554398148148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99421296296296">
                <text:p>0.0999421296296296</text:p>
              </table:table-cell>
              <table:table-cell office:value-type="float" office:value="0.0281586805555556">
                <text:p>0.0281586805555556</text:p>
              </table:table-cell>
              <table:table-cell office:value-type="float" office:value="0.0740162037037037">
                <text:p>0.0740162037037037</text:p>
              </table:table-cell>
              <table:table-cell office:value-type="float" office:value="0.0282795138888889">
                <text:p>0.0282795138888889</text:p>
              </table:table-cell>
              <table:table-cell office:value-type="float" office:value="0.0861226851851852">
                <text:p>0.08612268518518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88310185185185">
                <text:p>0.0988310185185185</text:p>
              </table:table-cell>
              <table:table-cell office:value-type="float" office:value="0.0287405092592593">
                <text:p>0.0287405092592593</text:p>
              </table:table-cell>
              <table:table-cell office:value-type="float" office:value="0.0648263888888889">
                <text:p>0.0648263888888889</text:p>
              </table:table-cell>
              <table:table-cell office:value-type="float" office:value="0.0245305555555556">
                <text:p>0.0245305555555556</text:p>
              </table:table-cell>
              <table:table-cell office:value-type="float" office:value="0.0846643518518518">
                <text:p>0.08466435185185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75925925925926">
                <text:p>0.0875925925925926</text:p>
              </table:table-cell>
              <table:table-cell office:value-type="float" office:value="0.0303335648148148">
                <text:p>0.0303335648148148</text:p>
              </table:table-cell>
              <table:table-cell office:value-type="float" office:value="0.0691550925925926">
                <text:p>0.0691550925925926</text:p>
              </table:table-cell>
              <table:table-cell office:value-type="float" office:value="0.0239274305555556">
                <text:p>0.0239274305555556</text:p>
              </table:table-cell>
              <table:table-cell office:value-type="float" office:value="0.0883101851851852">
                <text:p>0.08831018518518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79861111111111">
                <text:p>0.0879861111111111</text:p>
              </table:table-cell>
              <table:table-cell office:value-type="float" office:value="0.0267938657407407">
                <text:p>0.0267938657407407</text:p>
              </table:table-cell>
              <table:table-cell office:value-type="float" office:value="0.0647800925925926">
                <text:p>0.0647800925925926</text:p>
              </table:table-cell>
              <table:table-cell office:value-type="float" office:value="0.024058912037037">
                <text:p>0.024058912037037</text:p>
              </table:table-cell>
              <table:table-cell office:value-type="float" office:value="0.0774652777777778">
                <text:p>0.0774652777777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205cm" style:legend-expansion="high" chart:style-name="ch2"/>
        <chart:plot-area chart:style-name="ch3" table:cell-range-address="Sheet1.G38:Sheet1.L53 Sheet1.H37:Sheet1.L37" chart:data-source-has-labels="both" svg:x="0.32cm" svg:y="0.18cm" svg:width="13.302cm" svg:height="8.64cm">
          <chartooo:coordinate-region svg:x="0.756cm" svg:y="0.379cm" svg:width="12.495cm" svg:height="7.794cm"/>
          <chart:axis chart:dimension="x" chart:name="primary-x" chart:style-name="ch4" chartooo:axis-type="auto">
            <chartooo:date-scale/>
            <chart:categories table:cell-range-address="Sheet1.G38:Sheet1.G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8:Sheet1.H53" chart:label-cell-address="Sheet1.H37:Sheet1.H37" chart:class="chart:line">
            <chart:data-point chart:repeated="16"/>
          </chart:series>
          <chart:series chart:style-name="ch7" chart:values-cell-range-address="Sheet1.I38:Sheet1.I53" chart:label-cell-address="Sheet1.I37:Sheet1.I37" chart:class="chart:line">
            <chart:data-point chart:repeated="16"/>
          </chart:series>
          <chart:series chart:style-name="ch8" chart:values-cell-range-address="Sheet1.J38:Sheet1.J53" chart:label-cell-address="Sheet1.J37:Sheet1.J37" chart:class="chart:line">
            <chart:data-point chart:repeated="16"/>
          </chart:series>
          <chart:series chart:style-name="ch9" chart:values-cell-range-address="Sheet1.K38:Sheet1.K53" chart:label-cell-address="Sheet1.K37:Sheet1.K37" chart:class="chart:line">
            <chart:data-point chart:repeated="16"/>
          </chart:series>
          <chart:series chart:style-name="ch10" chart:values-cell-range-address="Sheet1.L38:Sheet1.L53" chart:label-cell-address="Sheet1.L37:Sheet1.L3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1</text:p>
                <draw:g>
                  <svg:desc>Sheet1.H37:Sheet1.H37</svg:desc>
                </draw:g>
              </table:table-cell>
              <table:table-cell office:value-type="string">
                <text:p>Chr2</text:p>
                <draw:g>
                  <svg:desc>Sheet1.I37:Sheet1.I37</svg:desc>
                </draw:g>
              </table:table-cell>
              <table:table-cell office:value-type="string">
                <text:p>Chr3</text:p>
                <draw:g>
                  <svg:desc>Sheet1.J37:Sheet1.J37</svg:desc>
                </draw:g>
              </table:table-cell>
              <table:table-cell office:value-type="string">
                <text:p>Chr4</text:p>
                <draw:g>
                  <svg:desc>Sheet1.K37:Sheet1.K37</svg:desc>
                </draw:g>
              </table:table-cell>
              <table:table-cell office:value-type="string">
                <text:p>Chr5</text:p>
                <draw:g>
                  <svg:desc>Sheet1.L37:Sheet1.L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38:Sheet1.G53</svg:desc>
                </draw:g>
              </table:table-cell>
              <table:table-cell office:value-type="float" office:value="18.2547222222222">
                <text:p>18.2547222222222</text:p>
                <draw:g>
                  <svg:desc>Sheet1.H38:Sheet1.H53</svg:desc>
                </draw:g>
              </table:table-cell>
              <table:table-cell office:value-type="float" office:value="6.02027777777778">
                <text:p>6.02027777777778</text:p>
                <draw:g>
                  <svg:desc>Sheet1.I38:Sheet1.I53</svg:desc>
                </draw:g>
              </table:table-cell>
              <table:table-cell office:value-type="float" office:value="14.38">
                <text:p>14.38</text:p>
                <draw:g>
                  <svg:desc>Sheet1.J38:Sheet1.J53</svg:desc>
                </draw:g>
              </table:table-cell>
              <table:table-cell office:value-type="float" office:value="5.56361111111111">
                <text:p>5.56361111111111</text:p>
                <draw:g>
                  <svg:desc>Sheet1.K38:Sheet1.K53</svg:desc>
                </draw:g>
              </table:table-cell>
              <table:table-cell office:value-type="float" office:value="17.7891666666667">
                <text:p>17.7891666666667</text:p>
                <draw:g>
                  <svg:desc>Sheet1.L38:Sheet1.L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42916666666667">
                <text:p>9.42916666666667</text:p>
              </table:table-cell>
              <table:table-cell office:value-type="float" office:value="3.18666666666667">
                <text:p>3.18666666666667</text:p>
              </table:table-cell>
              <table:table-cell office:value-type="float" office:value="7.33055555555556">
                <text:p>7.33055555555556</text:p>
              </table:table-cell>
              <table:table-cell office:value-type="float" office:value="2.955">
                <text:p>2.955</text:p>
              </table:table-cell>
              <table:table-cell office:value-type="float" office:value="9.75027777777778">
                <text:p>9.75027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2.23388888888889">
                <text:p>2.23388888888889</text:p>
              </table:table-cell>
              <table:table-cell office:value-type="float" office:value="4.91583333333333">
                <text:p>4.91583333333333</text:p>
              </table:table-cell>
              <table:table-cell office:value-type="float" office:value="1.91888888888889">
                <text:p>1.91888888888889</text:p>
              </table:table-cell>
              <table:table-cell office:value-type="float" office:value="6.11444444444444">
                <text:p>6.114444444444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.69472222222222">
                <text:p>1.69472222222222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1.47416666666667">
                <text:p>1.47416666666667</text:p>
              </table:table-cell>
              <table:table-cell office:value-type="float" office:value="4.74777777777778">
                <text:p>4.747777777777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1.3975">
                <text:p>1.3975</text:p>
              </table:table-cell>
              <table:table-cell office:value-type="float" office:value="3.1775">
                <text:p>3.1775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3.95583333333333">
                <text:p>3.9558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59777777777778">
                <text:p>3.59777777777778</text:p>
              </table:table-cell>
              <table:table-cell office:value-type="float" office:value="1.17777777777778">
                <text:p>1.17777777777778</text:p>
              </table:table-cell>
              <table:table-cell office:value-type="float" office:value="2.60277777777778">
                <text:p>2.60277777777778</text:p>
              </table:table-cell>
              <table:table-cell office:value-type="float" office:value="1.02055555555556">
                <text:p>1.02055555555556</text:p>
              </table:table-cell>
              <table:table-cell office:value-type="float" office:value="3.27777777777778">
                <text:p>3.277777777777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23527777777778">
                <text:p>3.23527777777778</text:p>
              </table:table-cell>
              <table:table-cell office:value-type="float" office:value="0.991508333333333">
                <text:p>0.991508333333333</text:p>
              </table:table-cell>
              <table:table-cell office:value-type="float" office:value="2.40138888888889">
                <text:p>2.40138888888889</text:p>
              </table:table-cell>
              <table:table-cell office:value-type="float" office:value="0.895969444444444">
                <text:p>0.895969444444444</text:p>
              </table:table-cell>
              <table:table-cell office:value-type="float" office:value="2.99916666666667">
                <text:p>2.9991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16361111111111">
                <text:p>3.16361111111111</text:p>
              </table:table-cell>
              <table:table-cell office:value-type="float" office:value="0.891705555555556">
                <text:p>0.891705555555556</text:p>
              </table:table-cell>
              <table:table-cell office:value-type="float" office:value="2.09388888888889">
                <text:p>2.09388888888889</text:p>
              </table:table-cell>
              <table:table-cell office:value-type="float" office:value="0.849030555555555">
                <text:p>0.849030555555555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62611111111111">
                <text:p>2.62611111111111</text:p>
              </table:table-cell>
              <table:table-cell office:value-type="float" office:value="0.833863888888889">
                <text:p>0.833863888888889</text:p>
              </table:table-cell>
              <table:table-cell office:value-type="float" office:value="1.98472222222222">
                <text:p>1.98472222222222</text:p>
              </table:table-cell>
              <table:table-cell office:value-type="float" office:value="0.755786111111111">
                <text:p>0.755786111111111</text:p>
              </table:table-cell>
              <table:table-cell office:value-type="float" office:value="2.55166666666667">
                <text:p>2.551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1305555555556">
                <text:p>2.51305555555556</text:p>
              </table:table-cell>
              <table:table-cell office:value-type="float" office:value="0.797627777777778">
                <text:p>0.797627777777778</text:p>
              </table:table-cell>
              <table:table-cell office:value-type="float" office:value="1.83611111111111">
                <text:p>1.83611111111111</text:p>
              </table:table-cell>
              <table:table-cell office:value-type="float" office:value="0.650969444444444">
                <text:p>0.650969444444444</text:p>
              </table:table-cell>
              <table:table-cell office:value-type="float" office:value="2.19083333333333">
                <text:p>2.1908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0.722686111111111">
                <text:p>0.722686111111111</text:p>
              </table:table-cell>
              <table:table-cell office:value-type="float" office:value="1.70333333333333">
                <text:p>1.70333333333333</text:p>
              </table:table-cell>
              <table:table-cell office:value-type="float" office:value="0.618930555555556">
                <text:p>0.618930555555556</text:p>
              </table:table-cell>
              <table:table-cell office:value-type="float" office:value="2.15555555555556">
                <text:p>2.155555555555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3527777777778">
                <text:p>2.13527777777778</text:p>
              </table:table-cell>
              <table:table-cell office:value-type="float" office:value="0.712352777777778">
                <text:p>0.712352777777778</text:p>
              </table:table-cell>
              <table:table-cell office:value-type="float" office:value="1.74222222222222">
                <text:p>1.74222222222222</text:p>
              </table:table-cell>
              <table:table-cell office:value-type="float" office:value="0.596408333333333">
                <text:p>0.596408333333333</text:p>
              </table:table-cell>
              <table:table-cell office:value-type="float" office:value="2.05305555555556">
                <text:p>2.053055555555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9861111111111">
                <text:p>2.39861111111111</text:p>
              </table:table-cell>
              <table:table-cell office:value-type="float" office:value="0.675808333333333">
                <text:p>0.675808333333333</text:p>
              </table:table-cell>
              <table:table-cell office:value-type="float" office:value="1.77638888888889">
                <text:p>1.77638888888889</text:p>
              </table:table-cell>
              <table:table-cell office:value-type="float" office:value="0.678708333333333">
                <text:p>0.678708333333333</text:p>
              </table:table-cell>
              <table:table-cell office:value-type="float" office:value="2.06694444444444">
                <text:p>2.066944444444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7194444444444">
                <text:p>2.37194444444444</text:p>
              </table:table-cell>
              <table:table-cell office:value-type="float" office:value="0.689772222222222">
                <text:p>0.689772222222222</text:p>
              </table:table-cell>
              <table:table-cell office:value-type="float" office:value="1.55583333333333">
                <text:p>1.55583333333333</text:p>
              </table:table-cell>
              <table:table-cell office:value-type="float" office:value="0.588733333333333">
                <text:p>0.588733333333333</text:p>
              </table:table-cell>
              <table:table-cell office:value-type="float" office:value="2.03194444444444">
                <text:p>2.0319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10222222222222">
                <text:p>2.10222222222222</text:p>
              </table:table-cell>
              <table:table-cell office:value-type="float" office:value="0.728005555555556">
                <text:p>0.728005555555556</text:p>
              </table:table-cell>
              <table:table-cell office:value-type="float" office:value="1.65972222222222">
                <text:p>1.65972222222222</text:p>
              </table:table-cell>
              <table:table-cell office:value-type="float" office:value="0.574258333333333">
                <text:p>0.574258333333333</text:p>
              </table:table-cell>
              <table:table-cell office:value-type="float" office:value="2.11944444444444">
                <text:p>2.11944444444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11166666666667">
                <text:p>2.11166666666667</text:p>
              </table:table-cell>
              <table:table-cell office:value-type="float" office:value="0.643052777777778">
                <text:p>0.643052777777778</text:p>
              </table:table-cell>
              <table:table-cell office:value-type="float" office:value="1.55472222222222">
                <text:p>1.55472222222222</text:p>
              </table:table-cell>
              <table:table-cell office:value-type="float" office:value="0.577413888888889">
                <text:p>0.577413888888889</text:p>
              </table:table-cell>
              <table:table-cell office:value-type="float" office:value="1.85916666666667">
                <text:p>1.859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